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arial" svg:font-family="arial" style:font-family-generic="swiss"/>
  </office:font-face-decls>
  <office:automatic-styles>
    <style:style style:name="co4" style:family="table-column">
      <style:table-column-properties fo:break-before="auto" style:column-width="3.5228in"/>
    </style:style>
    <style:style style:name="co5" style:family="table-column">
      <style:table-column-properties fo:break-before="auto" style:column-width="1.8689in"/>
    </style:style>
    <style:style style:name="co6" style:family="table-column">
      <style:table-column-properties fo:break-before="auto" style:column-width="5.2161in"/>
    </style:style>
    <style:style style:name="co7" style:family="table-column">
      <style:table-column-properties fo:break-before="auto" style:column-width="6.2402in"/>
    </style:style>
    <style:style style:name="co8" style:family="table-column">
      <style:table-column-properties fo:break-before="auto" style:column-width="4.4839in"/>
    </style:style>
    <style:style style:name="co9" style:family="table-column">
      <style:table-column-properties fo:break-before="auto" style:column-width="2.6256in"/>
    </style:style>
    <style:style style:name="co3" style:family="table-column">
      <style:table-column-properties fo:break-before="auto" style:column-width="1.122in"/>
    </style:style>
    <style:style style:name="co10" style:family="table-column">
      <style:table-column-properties fo:break-before="auto" style:column-width="1.0862in"/>
    </style:style>
    <style:style style:name="co11" style:family="table-column">
      <style:table-column-properties fo:break-before="auto" style:column-width="1.7173in"/>
    </style:style>
    <style:style style:name="co12" style:family="table-column">
      <style:table-column-properties fo:break-before="auto" style:column-width="6.8189in"/>
    </style:style>
    <style:style style:name="co13" style:family="table-column">
      <style:table-column-properties fo:break-before="auto" style:column-width="7.778in"/>
    </style:style>
    <style:style style:name="co14" style:family="table-column">
      <style:table-column-properties fo:break-before="auto" style:column-width="6.7547in"/>
    </style:style>
    <style:style style:name="co15" style:family="table-column">
      <style:table-column-properties fo:break-before="auto" style:column-width="7.378in"/>
    </style:style>
    <style:style style:name="co16" style:family="table-column">
      <style:table-column-properties fo:break-before="auto" style:column-width="12.578in"/>
    </style:style>
    <style:style style:name="co17" style:family="table-column">
      <style:table-column-properties fo:break-before="auto" style:column-width="0.8902in"/>
    </style:style>
    <style:style style:name="co19" style:family="table-column">
      <style:table-column-properties fo:break-before="auto" style:column-width="7.6035in"/>
    </style:style>
    <style:style style:name="co20" style:family="table-column">
      <style:table-column-properties fo:break-before="auto" style:column-width="1.052in"/>
    </style:style>
    <style:style style:name="ro1" style:family="table-row">
      <style:table-row-properties style:row-height="0.178in" fo:break-before="auto" style:use-optimal-row-height="true"/>
    </style:style>
    <style:style style:name="ro9" style:family="table-row">
      <style:table-row-properties style:row-height="0.798in" fo:break-before="auto" style:use-optimal-row-height="true"/>
    </style:style>
    <style:style style:name="ro2" style:family="table-row">
      <style:table-row-properties style:row-height="0.6425in" fo:break-before="auto" style:use-optimal-row-height="true"/>
    </style:style>
    <style:style style:name="ro8" style:family="table-row">
      <style:table-row-properties style:row-height="1.1091in" fo:break-before="auto" style:use-optimal-row-height="true"/>
    </style:style>
    <style:style style:name="ro4" style:family="table-row">
      <style:table-row-properties style:row-height="0.4866in" fo:break-before="auto" style:use-optimal-row-height="true"/>
    </style:style>
    <style:style style:name="ro10" style:family="table-row">
      <style:table-row-properties style:row-height="1.4193in" fo:break-before="auto" style:use-optimal-row-height="true"/>
    </style:style>
    <style:style style:name="ro11" style:family="table-row">
      <style:table-row-properties style:row-height="0.3311in" fo:break-before="auto" style:use-optimal-row-height="true"/>
    </style:style>
    <style:style style:name="ro5" style:family="table-row">
      <style:table-row-properties style:row-height="2.6634in" fo:break-before="auto" style:use-optimal-row-height="true"/>
    </style:style>
    <style:style style:name="ro12" style:family="table-row">
      <style:table-row-properties style:row-height="1.5752in" fo:break-before="auto" style:use-optimal-row-height="true"/>
    </style:style>
    <style:style style:name="ro3" style:family="table-row">
      <style:table-row-properties style:row-height="1.2638in" fo:break-before="auto" style:use-optimal-row-height="true"/>
    </style:style>
    <style:style style:name="ro6" style:family="table-row">
      <style:table-row-properties style:row-height="2.3528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1917in" fo:break-before="auto" style:use-optimal-row-height="true"/>
    </style:style>
    <style:style style:name="ro15" style:family="table-row">
      <style:table-row-properties style:row-height="7.4102in" fo:break-before="auto" style:use-optimal-row-height="true"/>
    </style:style>
    <style:style style:name="ro19" style:family="table-row">
      <style:table-row-properties style:row-height="3.2854in" fo:break-before="auto" style:use-optimal-row-height="true"/>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Bestandsformaten">
      <style:table-properties table:display="true" style:writing-mode="lr-tb"/>
    </style:style>
    <style:style style:name="ta5" style:family="table" style:master-page-name="PageStyle_5f_Toelichting">
      <style:table-properties table:display="true" style:writing-mode="lr-tb"/>
    </style:style>
    <number:text-style style:name="N100">
      <number:text-content/>
    </number:text-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rotation-align="none"/>
    </style:style>
    <style:style style:name="ce1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7"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0"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9" style:family="text">
      <style:text-properties fo:color="#000000" loext:opacity="100%" style:text-outline="false" style:text-line-through-style="none" style:text-line-through-type="none" style:font-name="Arial" fo:font-size="10pt" fo:language="nl" fo:country="NL"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loext:opacity="100%" style:text-outline="false" style:text-line-through-style="none" style:text-line-through-type="none" style:font-name="arial" fo:font-size="9pt" fo:language="nl" fo:country="NL" fo:font-style="normal" fo:text-shadow="none" style:text-underline-style="none" fo:font-weight="normal" style:text-underline-mode="continuous" style:text-overline-mode="continuous" style:text-line-through-mode="continuous" style:font-name-asian="Noto Sans CJK SC" style:font-size-asian="9pt" style:language-asian="zh" style:country-asian="CN" style:font-style-asian="normal" style:font-weight-asian="normal" style:font-name-complex="arial" style:font-size-complex="9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loext:opacity="100%" style:text-outline="false" style:text-line-through-style="none" style:text-line-through-type="none" style:font-name="arial" fo:font-size="9pt" fo:language="nl" fo:country="NL" fo:font-style="normal" fo:text-shadow="none" style:text-underline-style="none" fo:font-weight="normal" style:text-underline-mode="continuous" style:text-overline-mode="continuous" style:text-line-through-mode="continuous" style:font-name-asian="Noto Sans CJK SC" style:font-size-asian="9pt" style:language-asian="zh" style:country-asian="CN" style:font-style-asian="normal" style:font-weight-asian="normal" style:font-name-complex="arial" style:font-size-complex="9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6"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8"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2"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text-line-through-mode="continuous" fo:language="nl" fo:country="NL"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position="0% 100%" style:text-line-through-mode="continuous" fo:language="nl" fo:country="NL"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arial" fo:font-size="9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Noto Sans CJK SC" style:font-name-complex="arial"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5">
        <office:forms form:automatic-focus="false" form:apply-design-mode="false"/>
        <table:table-column table:style-name="co19" table:default-cell-style-name="ce114"/>
        <table:table-column table:style-name="co20" table:number-columns-repeated="6" table:default-cell-style-name="ce116"/>
        <table:table-column table:style-name="co3" table:default-cell-style-name="ce116"/>
        <table:table-column table:style-name="co20" table:number-columns-repeated="1016" table:default-cell-style-name="ce116"/>
        <table:table-row table:style-name="ro1">
          <table:table-cell table:style-name="ce1"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5.</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Attributen</text:p>
          </table:table-cell>
          <table:table-cell table:number-columns-repeated="1023"/>
        </table:table-row>
        <table:table-row table:style-name="ro3">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Bestandsformaten</text:p>
          </table:table-cell>
          <table:table-cell table:number-columns-repeated="1023"/>
        </table:table-row>
        <table:table-row table:style-name="ro1">
          <table:table-cell office:value-type="string" calcext:value-type="string">
            <text:p><text:span text:style-name="T4">Dit tabblad geeft </text:span><text:span text:style-name="T5">informatie over het opslaan van data volgens deze standaard in CSV-, spreadsheet- en JSON-bestandsformaten.</text:span></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Versiegeschiedenis van de Stembureaus Open Data Standaard</text:p>
          </table:table-cell>
          <table:table-cell table:number-columns-repeated="1023"/>
        </table:table-row>
        <table:table-row table:style-name="ro4">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5">
          <table:table-cell office:value-type="string" calcext:value-type="string">
            <text:p>Versie 1.1:</text:p>
            <text:p>– Het 'Mindervaliden toegankelijk'-attribuut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117"/>
          <table:table-cell table:number-columns-repeated="1022"/>
        </table:table-row>
        <table:table-row table:style-name="ro6">
          <table:table-cell office:value-type="string" calcext:value-type="string">
            <text:p>Versie 1.2:</text:p>
            <text:p>– De toegankelijkheidscriteria zijn verplicht voor alle stembureaus en daarom verwijderd uit de standaard.</text:p>
            <text:p>– Op verzoek zijn wel specifieke onderdelen in het kader van toegankelijkheid opgenomen.</text:p>
            <text:p>– URL van CBS-tabel met gemeentenamen en -codes aangepast naar de 2021 versie.</text:p>
            <text:p>– Beschreven hoe om te gaan met openingstijden in het geval van verkiezingen gedurende meerdere dagen.</text:p>
            <text:p>– URL met extra informatie bij het 'Mindervaliden toegankelijk'-attribuut aangepast naar een pagina met recentere informatie.</text:p>
            <text:p>– Toevoeging van het 'Auditieve hulpmiddelen'-attribuut.</text:p>
            <text:p>– Toevoeging van het 'Visuele hulpmiddelen'-attribuut.</text:p>
            <text:p>– Toevoeging van het 'Tellocatie'-attribuut.</text:p>
            <text:p>– Toevoeging van opmerkingen voor het 'Hoofdstembureau'-attribuut.</text:p>
            <text:p>– Toevoeging van het 'Stembureau of Afgiftepunt'-attribuut</text:p>
            <text:p>– Aanpassing van een aantal attributen en opmerkingen zodat deze ook afgiftepunten benoemen.</text:p>
            <text:p>– Opmerkingen van het 'BAG referentie nummer'- en 'Extra adresaanduiding'-attribuut aangepast met informatie over Caribisch Nederland (BES-eilanden).</text:p>
            <text:p>– Deze versie is voor het eerst te gebruiken voor de Tweede Kamerverkiezingen van 17 maart 2021.</text:p>
          </table:table-cell>
          <table:table-cell table:number-columns-repeated="1023"/>
        </table:table-row>
        <table:table-row table:style-name="ro19">
          <table:table-cell office:value-type="string" calcext:value-type="string">
            <text:p>Versie 1.3:</text:p>
            <text:p>– Veranderen van 'Y' en 'N' naar 'ja' en 'nee'.</text:p>
            <text:p>– Verwijderen van het 'Stembureau of Afgiftepunt'-attribuut, aangezien er niet meer per brief wordt gestemd en er dus ook geen afgiftepunten meer zijn.</text:p>
            <text:p>– Aanpassen van een aantal attributen en opmerkingen zodat 'afgiftepunten' niet meer worden genoemd.</text:p>
            <text:p>– URL van CBS-tabel met gemeentenamen en -codes aangepast naar de 2022 versie.</text:p>
            <text:p>– Informatie over Caribisch Nederland toegevoegd aan de opmerkingen van de 'Gemeente'- en 'CBS gemeentecode'-attributen.</text:p>
            <text:p>– Veranderen van de naam van het 'Gebruikersdoel het gebouw'-attribuut naar 'Gebruiksdoel van het gebouw'.</text:p>
            <text:p>– Veranderen van de naam van het 'BAG referentie nummer'-attribuut naar 'BAG Nummeraanduiding ID'.</text:p>
            <text:p>– 'Latitude'-attribuut vermelden voor het 'Longitude'-attribuut (o.a. omdat OpenStreetMap deze volgorde aanhoudt en er zo minder verwarring is).</text:p>
            <text:p>– 'Latitude'- en 'Longitude'-attributen optioneel maken bij een goed 'BAG Nummeraanduiding ID'-attribuut aangezien de locatie dan al bekend is.</text:p>
            <text:p>– Veranderen van de naam van het 'Mindervaliden toegankelijk'-attribuut naar 'Toegankelijk voor mensen met een lichamelijke beperking'.</text:p>
            <text:p>– URL met extra informatie bij het 'Toegankelijk voor mensen met een lichamelijke beperking'-attribuut aangepast naar een pagina met recente informatie.</text:p>
            <text:p>– Veranderen van de naam van het 'Mindervalide toilet aanwezig'-attribuut naar 'Gehandicaptentoilet'.</text:p>
            <text:p>– Veranderen van de naam van het 'Contactgegevens'-attribuut naar 'Contactgegevens gemeente'.</text:p>
            <text:p>– Veranderen van de naam van het 'Beschikbaarheid'-attribuut naar 'Verkiezingswebsite gemeente'.</text:p>
            <text:p>– Deze versie is voor het eerst te gebruiken voor de gemeenteraadsverkiezingen van 16 maart 2022.</text:p>
          </table:table-cell>
          <table:table-cell table:number-columns-repeated="1023"/>
        </table:table-row>
        <table:table-row table:style-name="ro19">
          <table:table-cell table:style-name="ce3" office:value-type="string" calcext:value-type="string">
            <text:p><text:span text:style-name="T6">Versie 1.4:</text:span></text:p>
            <text:p><text:span text:style-name="T6">– Toevoeging van ‘</text:span><text:span text:style-name="T7">Toegankelijke ov-halte’-attribuut.</text:span></text:p>
            <text:p><text:span text:style-name="T8">– Toevoeging van ‘Extra toegankelijkheidsinformatie’-attribuut.</text:span></text:p>
            <text:p><text:span text:style-name="T6">– ‘schrijftolk’ toegevoegd aan de voorbeelden van het ‘Auditieve hulpmiddelen’-attribuut.</text:span></text:p>
            <text:p><text:span text:style-name="T6">– ‘leesloep’ verwijderd uit de voorbeelden van het ‘Visuele hulpmiddelen’-attribuut.</text:span></text:p>
            <text:p><text:span text:style-name="T6">– ‘soundbox’ en ‘geleidelijnen’ toegevoegd aan de voorbeelden van het ‘Visuele hulpmiddelen’-attribuut.</text:span></text:p>
            <text:p><text:span text:style-name="T6">– Aan de beschrijvingen van ‘Extra adresinformatie’-, ‘Auditieve hulpmiddelen‘- en ‘Visuele hulpmiddelen’-attributen toegevoegd dat het veld leeg gelaten moet worden als het antwoord ‘nee’ is.</text:span></text:p>
            <text:p><text:span text:style-name="T6">– Aanpassen van ‘Europees Parlementsverkiezingen’ naar ‘Europese Parlementsverkiezing’.</text:span></text:p>
            <text:p><text:span text:style-name="T6">– ‘Openingstijden’-attribuut vervangen door ‘Openingstijd’- en ‘Sluitingstijd’-attributen.</text:span></text:p>
            <text:p><text:span text:style-name="T6">– ‘Bestandsformaten’-tabblad toegevoegd met informatie over het opslaan van data volgens deze standaard in CSV-, spreadsheet- en JSON-bestandsformaten.</text:span></text:p>
            <text:p><text:span text:style-name="T6">– Mobiele stembureaus die niet in de buurt van een gebouw staan mogen ook </text:span><text:span text:style-name="T7">'0000000000000000' (zestien keer het getal '0') invullen bij het ‘BAG Nummeraanduiding ID’-attribuut.</text:span></text:p>
            <text:p><text:span text:style-name="T6">– Opmerking toegevoegd dat stembureaus die op meerdere dagen open zijn voor elke dag een ander stembureau nummer moeten hebben en dus apart moeten worden ingevoerd.</text:span></text:p>
            <text:p><text:span text:style-name="T6">– Toevoeging van ‘Type stembureau’-attribuut.</text:span></text:p>
            <text:p><text:span text:style-name="T6">– Opmerking toegevoegd aan ‘Bag Nummeraanduiding ID’-attribuut over de benodigde opmaak van de cel.</text:span></text:p>
            <text:p><text:span text:style-name="T6">– Informatie over stembureaus met beperkte toegang weggehaald uit ‘Extra adresaanduiding’-attribuut aangezien dit niet meer van toepassing is.</text:span></text:p>
            <text:p><text:span text:style-name="T4">– URL van CBS-tabel met gemeentenamen en -codes aangepast naar de 2023 versie.</text:span></text:p>
          </table:table-cell>
          <table:table-cell table:number-columns-repeated="1023"/>
        </table:table-row>
        <table:table-row table:style-name="ro8">
          <table:table-cell office:value-type="string" calcext:value-type="string">
            <text:p>Versie 1.5:</text:p>
            <text:p><text:span text:style-name="T12">– URL van CBS-tabel met gemeentenamen en -codes aangepast van een statische pagina voor een specifiek jaar naar een pagina die door het CBS bijgehouden wordt, zodat deze URL niet meer elk jaar hoeft te worden aangepast.</text:span></text:p>
            <text:p><text:span text:style-name="T12">– Aanpassing van ‘Gemeente’-attribuut met extra informatie over CBS gemeentenamen die informatie tussen haakjes achter de naam hebben staan.</text:span></text:p>
            <text:p><text:span text:style-name="T12">– Veranderen van de naam van het ‘Akoestiek’-attribuut naar ‘</text:span><text:span text:style-name="T13">Akoestiek geschikt voor slechthorenden’.</text:span></text:p>
            <text:p><text:span text:style-name="T12">– ‘Bestandsformaten’-tabblad JSON voorbeeld bijgewerkt.</text:span></text:p>
          </table:table-cell>
          <table:table-cell table:number-columns-repeated="1023"/>
        </table:table-row>
        <table:table-row table:style-name="ro1" table:number-rows-repeated="1048552">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4" table:default-cell-style-name="ce123"/>
        <table:table-column table:style-name="co5" table:default-cell-style-name="ce123"/>
        <table:table-column table:style-name="co6" table:default-cell-style-name="ce128"/>
        <table:table-column table:style-name="co7" table:default-cell-style-name="ce128"/>
        <table:table-column table:style-name="co8" table:default-cell-style-name="ce123"/>
        <table:table-column table:style-name="co9" table:default-cell-style-name="ce123"/>
        <table:table-column table:style-name="co3" table:default-cell-style-name="ce123"/>
        <table:table-column table:style-name="co3" table:default-cell-style-name="ce128"/>
        <table:table-column table:style-name="co3" table:number-columns-repeated="2" table:default-cell-style-name="ce123"/>
        <table:table-column table:style-name="co10" table:number-columns-repeated="1014" table:default-cell-style-name="ce123"/>
        <table:table-row table:style-name="ro1">
          <table:table-cell table:style-name="ce118" office:value-type="string" calcext:value-type="string">
            <text:p>Attributen</text:p>
          </table:table-cell>
          <table:table-cell table:style-name="ce124" office:value-type="string" calcext:value-type="string">
            <text:p>Verplicht (ja/nee)</text:p>
          </table:table-cell>
          <table:table-cell table:style-name="ce118" office:value-type="string" calcext:value-type="string">
            <text:p>Opmerkingen</text:p>
          </table:table-cell>
          <table:table-cell table:style-name="ce124" office:value-type="string" calcext:value-type="string">
            <text:p>Format</text:p>
          </table:table-cell>
          <table:table-cell table:style-name="ce118" office:value-type="string" calcext:value-type="string">
            <text:p>Voorbeeld</text:p>
          </table:table-cell>
          <table:table-cell table:style-name="ce140"/>
          <table:table-cell table:style-name="ce146" table:number-columns-repeated="10"/>
          <table:table-cell table:style-name="ce149" table:number-columns-repeated="989"/>
          <table:table-cell table:number-columns-repeated="19"/>
        </table:table-row>
        <table:table-row table:style-name="ro9">
          <table:table-cell table:style-name="ce119" office:value-type="string" calcext:value-type="string">
            <text:p>Gemeente</text:p>
          </table:table-cell>
          <table:table-cell table:style-name="ce125" office:value-type="string" calcext:value-type="string">
            <text:p>nee</text:p>
          </table:table-cell>
          <table:table-cell table:style-name="ce122" office:value-type="string" calcext:value-type="string">
            <text:p>CBS gemeentenaam, zie https://opendata.cbs.nl/#/CBS/nl/dataset/70739ned/table?dl=5A68C of gebruik Bonaire, Sint Eustatius of Saba. In het geval dat er ‘(gemeente)’ achter de naam staat, bv. ‘Utrecht (gemeente), dan moet dit weggelaten worden. In het geval dat er een provincieafkorting achter de naam staat, bv. ‘Beek (L.)’, dan moet dit wel gebruikt worden.</text:p>
          </table:table-cell>
          <table:table-cell table:style-name="ce125" office:value-type="string" calcext:value-type="string">
            <text:p>tekst</text:p>
          </table:table-cell>
          <table:table-cell table:style-name="ce129" office:value-type="string" calcext:value-type="string">
            <text:p>'s-Gravenhage</text:p>
          </table:table-cell>
          <table:table-cell table:style-name="ce141"/>
          <table:table-cell table:style-name="ce140" table:number-columns-repeated="10"/>
          <table:table-cell table:style-name="ce116" table:number-columns-repeated="2"/>
          <table:table-cell table:number-columns-repeated="1006"/>
        </table:table-row>
        <table:table-row table:style-name="ro2">
          <table:table-cell table:style-name="ce119" office:value-type="string" calcext:value-type="string">
            <text:p>CBS gemeentecode</text:p>
          </table:table-cell>
          <table:table-cell table:style-name="ce125" office:value-type="string" calcext:value-type="string">
            <text:p>ja</text:p>
          </table:table-cell>
          <table:table-cell table:style-name="ce122" office:value-type="string" calcext:value-type="string">
            <text:p>CBS gemeentecode bestaande uit 6 karakters, zie https://opendata.cbs.nl/#/CBS/nl/dataset/70739ned/table?dl=5A68C of gebruik GM9001 voor Bonaire, GM9002 voor Sint Eustatius of GM9003 voor Saba. Deze methode wordt gehanteerd totdat TOOI operationeel is voor verwijzing.</text:p>
          </table:table-cell>
          <table:table-cell table:style-name="ce125" office:value-type="string" calcext:value-type="string">
            <text:p>GM&lt;4 cijfers&gt;</text:p>
          </table:table-cell>
          <table:table-cell table:style-name="ce130" office:value-type="string" calcext:value-type="string">
            <text:p>GM0518</text:p>
          </table:table-cell>
          <table:table-cell/>
          <table:table-cell table:style-name="ce140" table:number-columns-repeated="10"/>
          <table:table-cell table:style-name="ce116" table:number-columns-repeated="2"/>
          <table:table-cell table:number-columns-repeated="1006"/>
        </table:table-row>
        <table:table-row table:style-name="ro8">
          <table:table-cell table:style-name="ce120" office:value-type="string" calcext:value-type="string">
            <text:p>Nummer stembureau</text:p>
          </table:table-cell>
          <table:table-cell table:style-name="ce125" office:value-type="string" calcext:value-type="string">
            <text:p>ja</text:p>
          </table:table-cell>
          <table:table-cell table:style-name="ce122"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ext:p/>
            <text:p>Als een stembureau meerdere dagen open is dan moet deze voor elke dag een ander stembureaunummer hebben. Elk stembureau(nummer) moet dus apart ingevoerd worden.</text:p>
          </table:table-cell>
          <table:table-cell table:style-name="ce125" office:value-type="string" calcext:value-type="string">
            <text:p>cijfers</text:p>
          </table:table-cell>
          <table:table-cell table:style-name="ce129" office:value-type="float" office:value="517" calcext:value-type="float">
            <text:p>517</text:p>
          </table:table-cell>
          <table:table-cell table:style-name="ce13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Naam stembureau</text:p>
          </table:table-cell>
          <table:table-cell table:style-name="ce125" office:value-type="string" calcext:value-type="string">
            <text:p>ja</text:p>
          </table:table-cell>
          <table:table-cell table:style-name="ce126"/>
          <table:table-cell table:style-name="ce125" office:value-type="string" calcext:value-type="string">
            <text:p>tekst</text:p>
          </table:table-cell>
          <table:table-cell table:style-name="ce129" office:value-type="string" calcext:value-type="string">
            <text:p>Stadhuis</text:p>
          </table:table-cell>
          <table:table-cell table:style-name="ce141"/>
          <table:table-cell table:style-name="ce140" table:number-columns-repeated="10"/>
          <table:table-cell table:style-name="ce116" table:number-columns-repeated="2"/>
          <table:table-cell table:number-columns-repeated="1006"/>
        </table:table-row>
        <table:table-row table:style-name="ro4">
          <table:table-cell table:style-name="ce119" office:value-type="string" calcext:value-type="string">
            <text:p>Type stembureau</text:p>
          </table:table-cell>
          <table:table-cell table:style-name="ce126" office:value-type="string" calcext:value-type="string">
            <text:p>ja</text:p>
          </table:table-cell>
          <table:table-cell table:style-name="ce114" office:value-type="string" calcext:value-type="string">
            <text:p>Kies ‘regulier’ als dit een normaal stembureau betreft. Kies ‘bijzonder’ als het stembureau afwijkende openingstijden heeft. Kies ‘mobiel’ als het stembureau meerdere locaties heeft.</text:p>
          </table:table-cell>
          <table:table-cell table:style-name="ce126" office:value-type="string" calcext:value-type="string">
            <text:p>keuze uit 'regulier', ‘bijzonder’ en ‘mobiel’</text:p>
          </table:table-cell>
          <table:table-cell table:style-name="ce129" office:value-type="string" calcext:value-type="string">
            <text:p>regulier</text:p>
          </table:table-cell>
          <table:table-cell table:style-name="ce142"/>
          <table:table-cell table:style-name="ce147" table:number-columns-repeated="12"/>
          <table:table-cell table:style-name="ce150" table:number-columns-repeated="987"/>
          <table:table-cell table:number-columns-repeated="19"/>
        </table:table-row>
        <table:table-row table:style-name="ro10">
          <table:table-cell table:style-name="ce120" office:value-type="string" calcext:value-type="string">
            <text:p>Gebruiksdoel van het gebouw</text:p>
          </table:table-cell>
          <table:table-cell table:style-name="ce125" office:value-type="string" calcext:value-type="string">
            <text:p>ja</text:p>
          </table:table-cell>
          <table:table-cell table:style-name="ce122" office:value-type="string" calcext:value-type="string">
            <text:p>Gebruiksdoel van het gebouw waar het stembureau huist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26" office:value-type="string" calcext:value-type="string">
            <text:p>keuze uit: 'Wonen', 'Bijeenkomst', 'Winkel', 'Gezondheidszorg', 'Kantoor', 'Logies', 'Industrie', 'Onderwijs', 'Sport', 'Overig', 'Cel'</text:p>
          </table:table-cell>
          <table:table-cell table:style-name="ce131" office:value-type="string" calcext:value-type="string">
            <text:p>Kantoor</text:p>
          </table:table-cell>
          <table:table-cell table:style-name="ce141"/>
          <table:table-cell table:style-name="ce140" table:number-columns-repeated="10"/>
          <table:table-cell table:style-name="ce116" table:number-columns-repeated="2"/>
          <table:table-cell table:number-columns-repeated="1006"/>
        </table:table-row>
        <table:table-row table:style-name="ro11">
          <table:table-cell table:style-name="ce120" office:value-type="string" calcext:value-type="string">
            <text:p>Website locatie</text:p>
          </table:table-cell>
          <table:table-cell table:style-name="ce125" office:value-type="string" calcext:value-type="string">
            <text:p>nee</text:p>
          </table:table-cell>
          <table:table-cell table:style-name="ce122" office:value-type="string" calcext:value-type="string">
            <text:p>Website van de locatie van het stembureau, indien aanwezig; Een URL moet met 'http://' of 'https://' beginnen.</text:p>
          </table:table-cell>
          <table:table-cell table:style-name="ce125" office:value-type="string" calcext:value-type="string">
            <text:p>URL</text:p>
          </table:table-cell>
          <table:table-cell table:style-name="ce131" office:value-type="string" calcext:value-type="string">
            <text:p>https://www.denhaag.nl/nl/bestuur-en-organisatie/contact-met-de-gemeente/stadhuis-den-haag.htm</text:p>
          </table:table-cell>
          <table:table-cell table:style-name="ce14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Wijknaam</text:p>
          </table:table-cell>
          <table:table-cell table:style-name="ce125" office:value-type="string" calcext:value-type="string">
            <text:p>nee</text:p>
          </table:table-cell>
          <table:table-cell table:style-name="ce125" table:number-columns-repeated="2"/>
          <table:table-cell table:style-name="ce132" office:value-type="string" calcext:value-type="string">
            <text:p>Centrum</text:p>
          </table:table-cell>
          <table:table-cell table:style-name="ce143"/>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CBS Wijknummer</text:p>
          </table:table-cell>
          <table:table-cell table:style-name="ce125" office:value-type="string" calcext:value-type="string">
            <text:p>nee</text:p>
          </table:table-cell>
          <table:table-cell table:style-name="ce125" table:number-columns-repeated="2"/>
          <table:table-cell table:style-name="ce132" office:value-type="string" calcext:value-type="string">
            <text:p>WK051828</text:p>
          </table:table-cell>
          <table:table-cell table:style-name="ce143"/>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Buurtnaam</text:p>
          </table:table-cell>
          <table:table-cell table:style-name="ce125" office:value-type="string" calcext:value-type="string">
            <text:p>nee</text:p>
          </table:table-cell>
          <table:table-cell table:style-name="ce125" table:number-columns-repeated="2"/>
          <table:table-cell table:style-name="ce132" office:value-type="string" calcext:value-type="string">
            <text:p>Kortenbos</text:p>
          </table:table-cell>
          <table:table-cell table:style-name="ce143"/>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CBS Buurtnummer</text:p>
          </table:table-cell>
          <table:table-cell table:style-name="ce125" office:value-type="string" calcext:value-type="string">
            <text:p>nee</text:p>
          </table:table-cell>
          <table:table-cell table:style-name="ce125" table:number-columns-repeated="2"/>
          <table:table-cell table:style-name="ce132" office:value-type="string" calcext:value-type="string">
            <text:p>BU05182811</text:p>
          </table:table-cell>
          <table:table-cell table:style-name="ce143"/>
          <table:table-cell table:style-name="ce140" table:number-columns-repeated="10"/>
          <table:table-cell table:style-name="ce116" table:number-columns-repeated="2"/>
          <table:table-cell table:number-columns-repeated="1006"/>
        </table:table-row>
        <table:table-row table:style-name="ro5">
          <table:table-cell table:style-name="ce120" office:value-type="string" calcext:value-type="string">
            <text:p>BAG Nummeraanduiding ID</text:p>
          </table:table-cell>
          <table:table-cell table:style-name="ce125" office:value-type="string" calcext:value-type="string">
            <text:p>ja</text:p>
          </table:table-cell>
          <table:table-cell table:style-name="ce122" office:value-type="string" calcext:value-type="string">
            <text:p>BAG Nummeraanduiding ID, vindbaar door het adres van het stembureau op https://bagviewer.kadaster.nl/ in te voeren en rechts onder het kopje 'Nummeraanduiding' te kijken.</text:p>
            <text:p/>
            <text:p>Wordt de ID niet goed opgeslagen? Zorg dan dat de cel opgemaakt is als ‘tekst’ of plaats voor de ID één aanhalingsteken (').</text:p>
            <text:p/>
            <text:p>Vermeld voor mobiele stembureaus die vlakbij een gebouw staan of locaties zonder BAG Nummeraanduiding ID het BAG Nummeraanduiding ID van het dichtstbijzijnde gebouw en gebruik eventueel het 'Extra adresaanduiding'-veld om de locatie van stembureau te beschrijven. Mocht een (mobiel) stembureau niet in de buurt van een gebouw staan, voer dan '0000000000000000' (zestien keer het getal '0') in; 'Extra adresaanduiding'-attribuut is dan verplicht.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126" office:value-type="string" calcext:value-type="string">
            <text:p>cijfers</text:p>
          </table:table-cell>
          <table:table-cell table:style-name="ce133" office:value-type="string" calcext:value-type="string">
            <text:p>0518200000747446</text:p>
          </table:table-cell>
          <table:table-cell table:style-name="ce141"/>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1">
          <table:table-cell table:style-name="ce120" office:value-type="string" calcext:value-type="string">
            <text:p>Straatnaam</text:p>
          </table:table-cell>
          <table:table-cell table:style-name="ce125" office:value-type="string" calcext:value-type="string">
            <text:p>nee</text:p>
          </table:table-cell>
          <table:table-cell table:style-name="ce126"/>
          <table:table-cell table:style-name="ce125"/>
          <table:table-cell table:style-name="ce131" office:value-type="string" calcext:value-type="string">
            <text:p>Spui</text:p>
          </table:table-cell>
          <table:table-cell table:style-name="ce14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Huisnummer</text:p>
          </table:table-cell>
          <table:table-cell table:style-name="ce125" office:value-type="string" calcext:value-type="string">
            <text:p>nee</text:p>
          </table:table-cell>
          <table:table-cell table:style-name="ce126"/>
          <table:table-cell table:style-name="ce125"/>
          <table:table-cell table:style-name="ce131" office:value-type="float" office:value="70" calcext:value-type="float">
            <text:p>70</text:p>
          </table:table-cell>
          <table:table-cell table:style-name="ce13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Huisletter</text:p>
          </table:table-cell>
          <table:table-cell table:style-name="ce125" office:value-type="string" calcext:value-type="string">
            <text:p>nee</text:p>
          </table:table-cell>
          <table:table-cell table:style-name="ce126"/>
          <table:table-cell table:style-name="ce125"/>
          <table:table-cell table:style-name="ce131" table:number-columns-repeated="2"/>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Huisnummertoevoeging</text:p>
          </table:table-cell>
          <table:table-cell table:style-name="ce125" office:value-type="string" calcext:value-type="string">
            <text:p>nee</text:p>
          </table:table-cell>
          <table:table-cell table:style-name="ce126"/>
          <table:table-cell table:style-name="ce125"/>
          <table:table-cell table:style-name="ce131"/>
          <table:table-cell table:style-name="ce14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Postcode</text:p>
          </table:table-cell>
          <table:table-cell table:style-name="ce125" office:value-type="string" calcext:value-type="string">
            <text:p>nee</text:p>
          </table:table-cell>
          <table:table-cell table:style-name="ce126"/>
          <table:table-cell table:style-name="ce122" office:value-type="string" calcext:value-type="string">
            <text:p>4 cijfers, spatie, 2 letters</text:p>
          </table:table-cell>
          <table:table-cell table:style-name="ce131" office:value-type="string" calcext:value-type="string">
            <text:p>2511 BT</text:p>
          </table:table-cell>
          <table:table-cell table:style-name="ce14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Plaats</text:p>
          </table:table-cell>
          <table:table-cell table:style-name="ce125" office:value-type="string" calcext:value-type="string">
            <text:p>nee</text:p>
          </table:table-cell>
          <table:table-cell table:style-name="ce126"/>
          <table:table-cell table:style-name="ce125"/>
          <table:table-cell table:style-name="ce129" office:value-type="string" calcext:value-type="string">
            <text:p>'s-Gravenhage</text:p>
          </table:table-cell>
          <table:table-cell table:style-name="ce141"/>
          <table:table-cell table:style-name="ce140" table:number-columns-repeated="10"/>
          <table:table-cell table:style-name="ce116" table:number-columns-repeated="2"/>
          <table:table-cell table:number-columns-repeated="1006"/>
        </table:table-row>
        <table:table-row table:style-name="ro2">
          <table:table-cell table:style-name="ce120" office:value-type="string" calcext:value-type="string">
            <text:p>Extra adresaanduiding</text:p>
          </table:table-cell>
          <table:table-cell table:style-name="ce126" office:value-type="string" calcext:value-type="string">
            <text:p>ja, als er '0000000000000000' is ingevuld bij 'BAG Nummeraanduiding ID'</text:p>
          </table:table-cell>
          <table:table-cell table:style-name="ce126" office:value-type="string" calcext:value-type="string">
            <text:p>Eventuele extra informatie over de locatie van het stembureau. Bv. 'Ingang aan achterkant gebouw' of 'Mobiel stembureau op het midden van het plein'.</text:p>
            <text:p/>
            <text:p>Caribisch Nederland (BES-eilanden) vult verplicht hier het hele adres in.</text:p>
          </table:table-cell>
          <table:table-cell table:style-name="ce126" office:value-type="string" calcext:value-type="string">
            <text:p>tekst; als er geen extra informatie is, laat dit veld dan leeg (‘nee’ e.d. worden automatisch verwijderd)</text:p>
          </table:table-cell>
          <table:table-cell table:style-name="ce134" office:value-type="string" calcext:value-type="string">
            <text:p>Ingang aan achterkant gebouw</text:p>
          </table:table-cell>
          <table:table-cell table:style-name="ce14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X</text:p>
          </table:table-cell>
          <table:table-cell table:style-name="ce125" office:value-type="string" calcext:value-type="string">
            <text:p>nee</text:p>
          </table:table-cell>
          <table:table-cell table:style-name="ce122" office:value-type="string" calcext:value-type="string">
            <text:p>Rijksdriehoekscoördinaat x (minimaal in meters, decimalen ook toegestaan).</text:p>
          </table:table-cell>
          <table:table-cell table:style-name="ce126" office:value-type="string" calcext:value-type="string">
            <text:p>getal tussen 0 en 300000</text:p>
          </table:table-cell>
          <table:table-cell table:style-name="ce131" office:value-type="float" office:value="81611" calcext:value-type="float">
            <text:p>81611</text:p>
          </table:table-cell>
          <table:table-cell table:style-name="ce13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Y</text:p>
          </table:table-cell>
          <table:table-cell table:style-name="ce125" office:value-type="string" calcext:value-type="string">
            <text:p>nee</text:p>
          </table:table-cell>
          <table:table-cell table:style-name="ce122" office:value-type="string" calcext:value-type="string">
            <text:p>Rijksdriehoekscoördinaat y (minimaal in meters, decimalen ook toegestaan).</text:p>
          </table:table-cell>
          <table:table-cell table:style-name="ce126" office:value-type="string" calcext:value-type="string">
            <text:p>getal tussen 300000 en 620000</text:p>
          </table:table-cell>
          <table:table-cell table:style-name="ce131" office:value-type="float" office:value="454909" calcext:value-type="float">
            <text:p>454909</text:p>
          </table:table-cell>
          <table:table-cell table:style-name="ce131"/>
          <table:table-cell table:style-name="ce140" table:number-columns-repeated="10"/>
          <table:table-cell table:style-name="ce116" table:number-columns-repeated="2"/>
          <table:table-cell table:number-columns-repeated="1006"/>
        </table:table-row>
        <table:table-row table:style-name="ro8">
          <table:table-cell table:style-name="ce120" office:value-type="string" calcext:value-type="string">
            <text:p>Latitude</text:p>
          </table:table-cell>
          <table:table-cell table:style-name="ce126" office:value-type="string" calcext:value-type="string">
            <text:p>ja, alleen als er geen 'BAG Nummeraanduiding ID' beschikbaar is of er een 'BAG Nummeraanduiding ID' gekozen is dat niet precies het adres/de locatie van het stembureau betreft.</text:p>
          </table:table-cell>
          <table:table-cell table:style-name="ce122"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22" office:value-type="string" calcext:value-type="string">
            <text:p>graden in DD.dddddd notatie; minimaal 4 decimalen</text:p>
          </table:table-cell>
          <table:table-cell table:style-name="ce131" office:value-type="float" office:value="52.0775912" calcext:value-type="float">
            <text:p>52.0775912</text:p>
          </table:table-cell>
          <table:table-cell table:style-name="ce117" table:number-columns-repeated="5"/>
          <table:table-cell table:style-name="ce140" table:number-columns-repeated="6"/>
          <table:table-cell table:style-name="ce116" table:number-columns-repeated="2"/>
          <table:table-cell table:number-columns-repeated="1006"/>
        </table:table-row>
        <table:table-row table:style-name="ro8">
          <table:table-cell table:style-name="ce120" office:value-type="string" calcext:value-type="string">
            <text:p>Longitude</text:p>
          </table:table-cell>
          <table:table-cell table:style-name="ce126" office:value-type="string" calcext:value-type="string">
            <text:p>ja, alleen als er geen 'BAG Nummeraanduiding ID' beschikbaar is of er een 'BAG Nummeraanduiding ID' gekozen is dat niet precies het adres/de locatie van het stembureau betreft.</text:p>
          </table:table-cell>
          <table:table-cell table:style-name="ce122"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22" office:value-type="string" calcext:value-type="string">
            <text:p>graden in DD.dddddd notatie; minimaal 4 decimalen</text:p>
          </table:table-cell>
          <table:table-cell table:style-name="ce131" office:value-type="float" office:value="4.3166395" calcext:value-type="float">
            <text:p>4.3166395</text:p>
          </table:table-cell>
          <table:table-cell table:style-name="ce141"/>
          <table:table-cell table:style-name="ce140" table:number-columns-repeated="10"/>
          <table:table-cell table:style-name="ce116" table:number-columns-repeated="2"/>
          <table:table-cell table:number-columns-repeated="1006"/>
        </table:table-row>
        <table:table-row table:style-name="ro4">
          <table:table-cell table:style-name="ce120" office:value-type="string" calcext:value-type="string">
            <text:p>Openingstijd</text:p>
          </table:table-cell>
          <table:table-cell table:style-name="ce125" office:value-type="string" calcext:value-type="string">
            <text:p>ja</text:p>
          </table:table-cell>
          <table:table-cell table:style-name="ce126" office:value-type="string" calcext:value-type="string">
            <text:p>In sommige gevallen heeft een stembureau meerdere openingstijden, bijvoorbeeld een mobiel stemburea of een stembureau dat ‘s middags even dicht is. In zulke gevallen moeten voor alle openingstijden alle attributen apart ingevuld worden.</text:p>
          </table:table-cell>
          <table:table-cell table:style-name="ce126" office:value-type="string" calcext:value-type="string">
            <text:p>YYYY-MM-DDTHH:MM:SS</text:p>
          </table:table-cell>
          <table:table-cell table:style-name="ce135" office:value-type="string" calcext:value-type="string">
            <text:p>2023-11-22T07:30:00</text:p>
          </table:table-cell>
          <table:table-cell table:style-name="ce144"/>
          <table:table-cell table:style-name="ce140" table:number-columns-repeated="10"/>
          <table:table-cell table:style-name="ce116" table:number-columns-repeated="2"/>
          <table:table-cell table:number-columns-repeated="1006"/>
        </table:table-row>
        <table:table-row table:style-name="ro4">
          <table:table-cell table:style-name="ce120" office:value-type="string" calcext:value-type="string">
            <text:p>Sluitingstijd</text:p>
          </table:table-cell>
          <table:table-cell table:style-name="ce125" office:value-type="string" calcext:value-type="string">
            <text:p>ja</text:p>
          </table:table-cell>
          <table:table-cell table:style-name="ce126" office:value-type="string" calcext:value-type="string">
            <text:p>In sommige gevallen heeft een stembureau meerdere openingstijden, bijvoorbeeld een mobiel stemburea of een stembureau dat ‘s middags even dicht is. In zulke gevallen moeten voor alle openingstijden alle attributen apart ingevuld worden.</text:p>
          </table:table-cell>
          <table:table-cell table:style-name="ce126" office:value-type="string" calcext:value-type="string">
            <text:p>YYYY-MM-DDTHH:MM:SS</text:p>
          </table:table-cell>
          <table:table-cell table:style-name="ce135" office:value-type="string" calcext:value-type="string">
            <text:p>2023-11-22T21:00:00</text:p>
          </table:table-cell>
          <table:table-cell table:style-name="ce144"/>
          <table:table-cell table:style-name="ce140" table:number-columns-repeated="10"/>
          <table:table-cell table:style-name="ce116" table:number-columns-repeated="2"/>
          <table:table-cell table:number-columns-repeated="1006"/>
        </table:table-row>
        <table:table-row table:style-name="ro2">
          <table:table-cell table:style-name="ce119" office:value-type="string" calcext:value-type="string">
            <text:p>Toegankelijk voor mensen met een lichamelijke beperking</text:p>
          </table:table-cell>
          <table:table-cell table:style-name="ce125" office:value-type="string" calcext:value-type="string">
            <text:p>ja</text:p>
          </table:table-cell>
          <table:table-cell table:style-name="ce122" office:value-type="string" calcext:value-type="string">
            <text:p>Is het stembureau toegankelijk voor mensen met een lichamelijke beperking?</text:p>
            <text:p>Voor meer informatie, zie:</text:p>
            <text:p>https://www.rijksoverheid.nl/onderwerpen/verkiezingen/verkiezingentoolkit/toegankelijkheid-verkiezingen</text:p>
          </table:table-cell>
          <table:table-cell table:style-name="ce125" office:value-type="string" calcext:value-type="string">
            <text:p>ja of nee</text:p>
          </table:table-cell>
          <table:table-cell table:style-name="ce131" office:value-type="string" calcext:value-type="string">
            <text:p>ja</text:p>
          </table:table-cell>
          <table:table-cell table:number-columns-repeated="2"/>
          <table:table-cell table:style-name="ce140" table:number-columns-repeated="9"/>
          <table:table-cell table:style-name="ce116" table:number-columns-repeated="2"/>
          <table:table-cell table:number-columns-repeated="1006"/>
        </table:table-row>
        <table:table-row table:style-name="ro11">
          <table:table-cell table:style-name="ce119" office:value-type="string" calcext:value-type="string">
            <text:p>Toegankelijke ov-halte</text:p>
          </table:table-cell>
          <table:table-cell table:style-name="ce125" office:value-type="string" calcext:value-type="string">
            <text:p>nee</text:p>
          </table:table-cell>
          <table:table-cell table:style-name="ce122" office:value-type="string" calcext:value-type="string">
            <text:p>Is er een toegankelijke ov-halte in de buurt? Beschrijf hoe ver deze van het stembureau ligt en hoe deze toegankelijk is.</text:p>
          </table:table-cell>
          <table:table-cell table:style-name="ce126" office:value-type="string" calcext:value-type="string">
            <text:p>tekst; als er geen toegankelijke ov-halte is, laat dit veld dan leeg (‘nee’ e.d. worden automatisch verwijderd)</text:p>
          </table:table-cell>
          <table:table-cell table:style-name="ce131" office:value-type="string" calcext:value-type="string">
            <text:p>binnen 100 meter, rolstoeltoegankelijk, geleidelijnen</text:p>
          </table:table-cell>
          <table:table-cell table:number-columns-repeated="2"/>
          <table:table-cell table:style-name="ce140" table:number-columns-repeated="9"/>
          <table:table-cell table:style-name="ce116" table:number-columns-repeated="2"/>
          <table:table-cell table:number-columns-repeated="1006"/>
        </table:table-row>
        <table:table-row table:style-name="ro11">
          <table:table-cell table:style-name="ce120" office:value-type="string" calcext:value-type="string">
            <text:p>Akoestiek geschikt voor slechthorenden</text:p>
          </table:table-cell>
          <table:table-cell table:style-name="ce125" office:value-type="string" calcext:value-type="string">
            <text:p>nee</text:p>
          </table:table-cell>
          <table:table-cell table:style-name="ce126" office:value-type="string" calcext:value-type="string">
            <text:p>Is de akoestiek van het stembureau geschikt voor slechthorenden?</text:p>
            <text:p>Voor meer informatie, zie: https://bk.nijsnet.com/04040_Slechthorenden.aspx</text:p>
          </table:table-cell>
          <table:table-cell table:style-name="ce125" office:value-type="string" calcext:value-type="string">
            <text:p>ja of nee</text:p>
          </table:table-cell>
          <table:table-cell table:style-name="ce131" office:value-type="string" calcext:value-type="string">
            <text:p>nee</text:p>
          </table:table-cell>
          <table:table-cell table:style-name="ce141"/>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11">
          <table:table-cell table:style-name="ce120" office:value-type="string" calcext:value-type="string">
            <text:p>Auditieve hulpmiddelen</text:p>
          </table:table-cell>
          <table:table-cell table:style-name="ce125" office:value-type="string" calcext:value-type="string">
            <text:p>nee</text:p>
          </table:table-cell>
          <table:table-cell table:style-name="ce126" office:value-type="string" calcext:value-type="string">
            <text:p>Welke auditieve hulpmiddelen voor slechthorende en doven zijn aanwezig? Dit is een vrij tekstveld.</text:p>
          </table:table-cell>
          <table:table-cell table:style-name="ce126" office:value-type="string" calcext:value-type="string">
            <text:p>tekst; als er geen hulpmiddelen zijn, laat dit veld dan leeg (‘nee’ e.d. worden automatisch verwijderd).</text:p>
          </table:table-cell>
          <table:table-cell table:style-name="ce131" office:value-type="string" calcext:value-type="string">
            <text:p>gebarentolk, schrijftolk</text:p>
          </table:table-cell>
          <table:table-cell table:style-name="ce141"/>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11">
          <table:table-cell table:style-name="ce120" office:value-type="string" calcext:value-type="string">
            <text:p>Visuele hulpmiddelen</text:p>
          </table:table-cell>
          <table:table-cell table:style-name="ce125" office:value-type="string" calcext:value-type="string">
            <text:p>nee</text:p>
          </table:table-cell>
          <table:table-cell table:style-name="ce122" office:value-type="string" calcext:value-type="string">
            <text:p>Welke visuele hulpmiddelen voor blinden en slechtzienden zijn aanwezig? Dit is een vrij tekstveld.</text:p>
          </table:table-cell>
          <table:table-cell table:style-name="ce126" office:value-type="string" calcext:value-type="string">
            <text:p>tekst; als er geen hulpmiddelen zijn, laat dit veld dan leeg (‘nee’ e.d. worden automatisch verwijderd). NB: een leesloep is verplicht op elk stembureau en moet hier dus niet vermeld worden.</text:p>
          </table:table-cell>
          <table:table-cell table:style-name="ce131" office:value-type="string" calcext:value-type="string">
            <text:p>stemmal, soundbox, vrijwilliger/host aanwezig, geleidelijnen</text:p>
          </table:table-cell>
          <table:table-cell table:style-name="ce141"/>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1">
          <table:table-cell table:style-name="ce120" office:value-type="string" calcext:value-type="string">
            <text:p>Gehandicaptentoilet</text:p>
          </table:table-cell>
          <table:table-cell table:style-name="ce125" office:value-type="string" calcext:value-type="string">
            <text:p>nee</text:p>
          </table:table-cell>
          <table:table-cell table:style-name="ce126" office:value-type="string" calcext:value-type="string">
            <text:p>Is er een gehandicaptentoilet aanwezig? </text:p>
          </table:table-cell>
          <table:table-cell table:style-name="ce125" office:value-type="string" calcext:value-type="string">
            <text:p>ja of nee</text:p>
          </table:table-cell>
          <table:table-cell table:style-name="ce131" office:value-type="string" calcext:value-type="string">
            <text:p>ja</text:p>
          </table:table-cell>
          <table:table-cell table:style-name="ce140" table:number-columns-repeated="2"/>
          <table:table-cell table:style-name="ce148"/>
          <table:table-cell table:style-name="ce140" table:number-columns-repeated="8"/>
          <table:table-cell table:style-name="ce116" table:number-columns-repeated="2"/>
          <table:table-cell table:number-columns-repeated="1006"/>
        </table:table-row>
        <table:table-row table:style-name="ro4">
          <table:table-cell table:style-name="ce120" office:value-type="string" calcext:value-type="string">
            <text:p>Extra toegankelijkheidsinformatie</text:p>
          </table:table-cell>
          <table:table-cell table:style-name="ce125" office:value-type="string" calcext:value-type="string">
            <text:p>nee</text:p>
          </table:table-cell>
          <table:table-cell table:style-name="ce126" office:value-type="string" calcext:value-type="string">
            <text:p>Eventuele extra informatie over de toegankelijkheid van dit stembureau.</text:p>
          </table:table-cell>
          <table:table-cell table:style-name="ce126" office:value-type="string" calcext:value-type="string">
            <text:p>tekst; als er geen extra informatie is, laat dit veld dan leeg (‘nee’ e.d. worden automatisch verwijderd)</text:p>
          </table:table-cell>
          <table:table-cell table:style-name="ce131" office:value-type="string" calcext:value-type="string">
            <text:p>prikkelarm stembureau, stembureau is volledig toegankelijk voor mensen met een lichamelijke beperking er is echter geen gehandicaptenparkeerplaats</text:p>
          </table:table-cell>
          <table:table-cell table:style-name="ce140" table:number-columns-repeated="2"/>
          <table:table-cell table:style-name="ce148"/>
          <table:table-cell table:style-name="ce140" table:number-columns-repeated="8"/>
          <table:table-cell table:style-name="ce116" table:number-columns-repeated="2"/>
          <table:table-cell table:number-columns-repeated="1006"/>
        </table:table-row>
        <table:table-row table:style-name="ro12">
          <table:table-cell table:style-name="ce120" office:value-type="string" calcext:value-type="string">
            <text:p>Kieskring ID</text:p>
          </table:table-cell>
          <table:table-cell table:style-name="ce125" office:value-type="string" calcext:value-type="string">
            <text:p>nee</text:p>
          </table:table-cell>
          <table:table-cell table:style-name="ce122" office:value-type="string" calcext:value-type="string">
            <text:p>Afhankelijk van het type verkiezing (zie hieronder) vul je hier het nummer of de naam van de kieskring in:</text:p>
            <text:p>– Tweede Kamerverkiezingen: kieskringnummer</text:p>
            <text:p>– Referendum: kieskringnummer</text:p>
            <text:p>– Provinciale Statenverkiezingen: kieskringnummer</text:p>
            <text:p>– Gemeenteraadsverkiezingen: kieskring is gemeentenaam</text:p>
            <text:p>– Eilandsraadsverkiezingen: kieskring is eilandnaam</text:p>
            <text:p>– Kiescollegeverkiezingen: kieskring is eilandnaam</text:p>
            <text:p>– Europese Parlementsverkiezingen: kieskring is 'Nederland'</text:p>
            <text:p>– Waterschapsverkiezingen: kieskring is waterschapsnaam</text:p>
          </table:table-cell>
          <table:table-cell table:style-name="ce126" office:value-type="string" calcext:value-type="string">
            <text:p>cijfer(s) of tekst</text:p>
          </table:table-cell>
          <table:table-cell table:style-name="ce136" office:value-type="float" office:value="1" calcext:value-type="float">
            <text:p>1</text:p>
          </table:table-cell>
          <table:table-cell table:style-name="ce141"/>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3">
          <table:table-cell table:style-name="ce120" office:value-type="string" calcext:value-type="string">
            <text:p>Hoofdstembureau</text:p>
          </table:table-cell>
          <table:table-cell table:style-name="ce125" office:value-type="string" calcext:value-type="string">
            <text:p>nee</text:p>
          </table:table-cell>
          <table:table-cell office:value-type="string" calcext:value-type="string">
            <text:p>– Tweede Kamerverkiezing: hoofdstembureaugemeente van de kieskring</text:p>
            <text:p>– Referendum: hoofdstembureaugemeente van de kieskring</text:p>
            <text:p>– Provinciale statenverkiezingen: hoofdstembureaugemeente van de kieskring</text:p>
            <text:p>– Gemeenteraadsverkiezingen: gemeente</text:p>
            <text:p>– Eilandsraadsverkiezingen: eiland</text:p>
            <text:p>– Kiescollegeverkiezingen: eiland</text:p>
            <text:p>– Europese Parlementsverkiezingen: Nederland</text:p>
            <text:p>– Waterschapsverkiezingen: waterschap</text:p>
          </table:table-cell>
          <table:table-cell table:style-name="ce126" office:value-type="string" calcext:value-type="string">
            <text:p>tekst</text:p>
          </table:table-cell>
          <table:table-cell table:style-name="ce136" office:value-type="string" calcext:value-type="string">
            <text:p>'s-Gravenhage</text:p>
          </table:table-cell>
          <table:table-cell table:style-name="ce141"/>
          <table:table-cell table:style-name="ce140" table:number-columns-repeated="10"/>
          <table:table-cell table:style-name="ce116" table:number-columns-repeated="2"/>
          <table:table-cell table:number-columns-repeated="1006"/>
        </table:table-row>
        <table:table-row table:style-name="ro1">
          <table:table-cell table:style-name="ce120" office:value-type="string" calcext:value-type="string">
            <text:p>Tellocatie</text:p>
          </table:table-cell>
          <table:table-cell table:style-name="ce125" office:value-type="string" calcext:value-type="string">
            <text:p>nee</text:p>
          </table:table-cell>
          <table:table-cell table:style-name="ce122" office:value-type="string" calcext:value-type="string">
            <text:p>Is deze locatie ook een locatie waar de stemmen worden geteld?</text:p>
          </table:table-cell>
          <table:table-cell table:style-name="ce125" office:value-type="string" calcext:value-type="string">
            <text:p>ja of nee</text:p>
          </table:table-cell>
          <table:table-cell table:style-name="ce136" office:value-type="string" calcext:value-type="string">
            <text:p>ja</text:p>
          </table:table-cell>
          <table:table-cell table:style-name="ce141"/>
          <table:table-cell table:style-name="ce140" table:number-columns-repeated="10"/>
          <table:table-cell table:style-name="ce116" table:number-columns-repeated="2"/>
          <table:table-cell table:number-columns-repeated="1006"/>
        </table:table-row>
        <table:table-row table:style-name="ro4">
          <table:table-cell table:style-name="ce121" office:value-type="string" calcext:value-type="string">
            <text:p>Contactgegevens gemeente</text:p>
          </table:table-cell>
          <table:table-cell table:style-name="ce127" office:value-type="string" calcext:value-type="string">
            <text:p>ja</text:p>
          </table:table-cell>
          <table:table-cell table:style-name="ce122"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122" office:value-type="string" calcext:value-type="string">
            <text:p>&lt;afdeling/functie&gt;, &lt;e-mailadres en/of telefoonnummer en/of postadres&gt;</text:p>
          </table:table-cell>
          <table:table-cell table:style-name="ce137" office:value-type="string" calcext:value-type="string">
            <text:p>Unit Verkiezingen, verkiezingen@denhaag.nl 070-3534488 Gemeente Den Haag Publiekszaken/Unit Verkiezingen Postbus 84008 2508 AA Den Haag</text:p>
          </table:table-cell>
          <table:table-cell table:style-name="ce141"/>
          <table:table-cell table:style-name="ce140" table:number-columns-repeated="10"/>
          <table:table-cell table:style-name="ce116" table:number-columns-repeated="2"/>
          <table:table-cell table:number-columns-repeated="1006"/>
        </table:table-row>
        <table:table-row table:style-name="ro11">
          <table:table-cell table:style-name="ce121" office:value-type="string" calcext:value-type="string">
            <text:p>Verkiezingswebsite gemeente</text:p>
          </table:table-cell>
          <table:table-cell table:style-name="ce127" office:value-type="string" calcext:value-type="string">
            <text:p>ja</text:p>
          </table:table-cell>
          <table:table-cell table:style-name="ce122" office:value-type="string" calcext:value-type="string">
            <text:p>URL van de gemeentewebsite met data of informatie over de stembureaus (of verkiezingen); Een URL moet met 'http://' of 'https://' beginnen.</text:p>
          </table:table-cell>
          <table:table-cell table:style-name="ce122" office:value-type="string" calcext:value-type="string">
            <text:p>URL</text:p>
          </table:table-cell>
          <table:table-cell table:style-name="ce138" office:value-type="string" calcext:value-type="string">
            <text:p>https://www.stembureausindenhaag.nl/</text:p>
          </table:table-cell>
          <table:table-cell table:style-name="ce145"/>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6">
          <table:table-cell table:style-name="ce120" office:value-type="string" calcext:value-type="string">
            <text:p>Verkiezingen</text:p>
          </table:table-cell>
          <table:table-cell table:style-name="ce125" office:value-type="string" calcext:value-type="string">
            <text:p>nee</text:p>
          </table:table-cell>
          <table:table-cell table:style-name="ce126"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114"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131" office:value-type="string" calcext:value-type="string">
            <text:p>waterschapsverkiezingen voor Delfland</text:p>
          </table:table-cell>
          <table:table-cell table:style-name="ce145"/>
          <table:table-cell table:style-name="ce140"/>
          <table:table-cell table:style-name="ce148"/>
          <table:table-cell table:style-name="ce140" table:number-columns-repeated="8"/>
          <table:table-cell table:style-name="ce116" table:number-columns-repeated="2"/>
          <table:table-cell table:number-columns-repeated="1006"/>
        </table:table-row>
        <table:table-row table:style-name="ro1" table:number-rows-repeated="2">
          <table:table-cell table:style-name="ce122"/>
          <table:table-cell table:style-name="ce125"/>
          <table:table-cell/>
          <table:table-cell table:style-name="ce125"/>
          <table:table-cell table:style-name="ce139"/>
          <table:table-cell table:number-columns-repeated="1019"/>
        </table:table-row>
        <table:table-row table:style-name="ro1">
          <table:table-cell/>
          <table:table-cell table:style-name="ce125"/>
          <table:table-cell/>
          <table:table-cell table:style-name="ce125"/>
          <table:table-cell table:style-name="ce139" table:number-columns-repeated="2"/>
          <table:table-cell table:number-columns-repeated="1018"/>
        </table:table-row>
        <table:table-row table:style-name="ro1">
          <table:table-cell table:number-columns-repeated="5"/>
          <table:table-cell table:style-name="ce139"/>
          <table:table-cell table:number-columns-repeated="1018"/>
        </table:table-row>
        <table:table-row table:style-name="ro1" table:number-rows-repeated="1048532">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5" table:default-cell-style-name="ce127"/>
        <table:table-column table:style-name="co11" table:default-cell-style-name="ce127"/>
        <table:table-column table:style-name="co12" table:default-cell-style-name="ce127"/>
        <table:table-column table:style-name="co13" table:default-cell-style-name="ce127"/>
        <table:table-column table:style-name="co14" table:default-cell-style-name="ce127"/>
        <table:table-column table:style-name="co15" table:default-cell-style-name="ce127"/>
        <table:table-column table:style-name="co3" table:number-columns-repeated="1018" table:default-cell-style-name="ce127"/>
        <table:table-row table:style-name="ro1">
          <table:table-cell table:style-name="ce151" office:value-type="string" calcext:value-type="string">
            <text:p>Metadata</text:p>
          </table:table-cell>
          <table:table-cell table:style-name="ce124" office:value-type="string" calcext:value-type="string">
            <text:p>Verplicht (ja/nee)</text:p>
          </table:table-cell>
          <table:table-cell table:style-name="ce118" office:value-type="string" calcext:value-type="string">
            <text:p>Opmerkingen</text:p>
          </table:table-cell>
          <table:table-cell table:style-name="ce118" office:value-type="string" calcext:value-type="string">
            <text:p>Format</text:p>
          </table:table-cell>
          <table:table-cell table:style-name="ce118" office:value-type="string" calcext:value-type="string">
            <text:p>Voorbeeld</text:p>
          </table:table-cell>
          <table:table-cell table:style-name="ce140" table:number-columns-repeated="2"/>
          <table:table-cell table:style-name="ce159"/>
          <table:table-cell table:style-name="ce155"/>
          <table:table-cell table:style-name="ce140"/>
          <table:table-cell table:number-columns-repeated="1014"/>
        </table:table-row>
        <table:table-row table:style-name="ro8">
          <table:table-cell table:style-name="ce152" office:value-type="string" calcext:value-type="string">
            <text:p>Titel</text:p>
          </table:table-cell>
          <table:table-cell table:style-name="ce154" office:value-type="string" calcext:value-type="string">
            <text:p>ja</text:p>
          </table:table-cell>
          <table:table-cell table:style-name="ce157" office:value-type="string" calcext:value-type="string">
            <text:p>&lt;verkiezing&gt;: keuze uit 'Tweede Kamerverkiezingen', 'gemeenteraadsverkiezingen', 'Provinciale Statenverkiezingen', 'referendum &lt;naam van referendum&gt;', 'eilandsraadsverkiezingen', 'kiescollegeverkiezingen', 'Europese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157" office:value-type="string" calcext:value-type="string">
            <text:p>Stembureaus &lt;verkiezing&gt; &lt;jaar&gt;</text:p>
          </table:table-cell>
          <table:table-cell table:style-name="ce140" office:value-type="string" calcext:value-type="string">
            <text:p>Stembureaus Tweede Kamerverkiezingen 2023</text:p>
          </table:table-cell>
          <table:table-cell table:style-name="ce140" table:number-columns-repeated="2"/>
          <table:table-cell table:style-name="ce114"/>
          <table:table-cell table:style-name="ce140"/>
          <table:table-cell table:style-name="ce114"/>
          <table:table-cell table:style-name="ce140" table:number-columns-repeated="8"/>
          <table:table-cell table:number-columns-repeated="1006"/>
        </table:table-row>
        <table:table-row table:style-name="ro8">
          <table:table-cell table:style-name="ce121" office:value-type="string" calcext:value-type="string">
            <text:p>ID</text:p>
          </table:table-cell>
          <table:table-cell office:value-type="string" calcext:value-type="string">
            <text:p>nee</text:p>
          </table:table-cell>
          <table:table-cell table:style-name="ce122" office:value-type="string" calcext:value-type="string">
            <text:p><text:span text:style-name="T14">&lt;CBS gemeentecode&gt;: code bestaande uit 6 karakters, zie </text:span><text:span text:style-name="T14"><text:a xlink:href="https://opendata.cbs.nl/#/CBS/nl/dataset/70739ned/table?dl=5A68C" xlink:type="simple">https://opendata.cbs.nl/#/CBS/nl/dataset/70739ned/table?dl=5A68C</text:a></text:span> of gebruik GM9001 voor Bonaire, GM9002 voor Sint Eustatius of GM9003 voor Saba.</text:p>
            <text:p/>
            <text:p>&lt;YYYYMMDD&gt;: datum van de verkiezing</text:p>
            <text:p/>
            <text:p>&lt;oplopend getal&gt;: getal tussen 000 en 999</text:p>
          </table:table-cell>
          <table:table-cell table:style-name="ce122" office:value-type="string" calcext:value-type="string">
            <text:p>NLODS&lt;CBS gemeentecode&gt;stembureaus&lt;YYYYMMDD&gt;&lt;oplopend getal van 000 t/m 999&gt;</text:p>
          </table:table-cell>
          <table:table-cell office:value-type="string" calcext:value-type="string">
            <text:p>NLODSGM0518stembureaus20232211014</text:p>
          </table:table-cell>
          <table:table-cell table:style-name="ce123" table:number-columns-repeated="2"/>
          <table:table-cell table:style-name="ce128"/>
          <table:table-cell table:style-name="ce123" table:number-columns-repeated="1016"/>
        </table:table-row>
        <table:table-row table:style-name="ro13">
          <table:table-cell table:style-name="ce153" office:value-type="string" calcext:value-type="string">
            <text:p>Omschrijving</text:p>
          </table:table-cell>
          <table:table-cell table:style-name="ce155" office:value-type="string" calcext:value-type="string">
            <text:p>ja</text:p>
          </table:table-cell>
          <table:table-cell table:style-name="ce114" office:value-type="string" calcext:value-type="string">
            <text:p>&lt;verkiezing&gt;: keuze uit 'de Tweede Kamerverkiezingen', 'de gemeenteraadsverkiezingen', 'de Provinciale Statenverkiezingen', 'referendum &lt;naam van referendum&gt;', 'de kiescollegeverkiezingen', 'de eilandsraadsverkiezingen', 'de Europese Parlementsverkiezingen', 'de waterschapsverkiezingen', 'verkiezingen gebiedscommissies en wijkraden' en 'verkiezingen stadsdeelcommissies'</text:p>
            <text:p/>
            <text:p>&lt;datum&gt;: in format zoals '22 november 2023'</text:p>
          </table:table-cell>
          <table:table-cell table:style-name="ce159" office:value-type="string" calcext:value-type="string">
            <text:p>Overzicht van de locaties van stembureaus. De gegevens hebben betrekking op &lt;verkiezing&gt; op &lt;datum&gt;.</text:p>
          </table:table-cell>
          <table:table-cell table:style-name="ce141" office:value-type="string" calcext:value-type="string">
            <text:p>Overzicht van de locaties van stembureaus. De gegevens hebben betrekking op de Tweede Kamerverkiezingen op 22 november 2023.</text:p>
          </table:table-cell>
          <table:table-cell table:style-name="ce114" table:number-columns-repeated="5"/>
          <table:table-cell table:style-name="ce140" table:number-columns-repeated="8"/>
          <table:table-cell table:number-columns-repeated="1006"/>
        </table:table-row>
        <table:table-row table:style-name="ro1">
          <table:table-cell table:style-name="ce153" office:value-type="string" calcext:value-type="string">
            <text:p>Eigenaar</text:p>
          </table:table-cell>
          <table:table-cell table:style-name="ce156" office:value-type="string" calcext:value-type="string">
            <text:p>ja</text:p>
          </table:table-cell>
          <table:table-cell table:style-name="ce158" office:value-type="string" calcext:value-type="string">
            <text:p>Invoer is "vast"</text:p>
          </table:table-cell>
          <table:table-cell table:style-name="ce161" office:value-type="string" calcext:value-type="string">
            <text:p>tekst</text:p>
          </table:table-cell>
          <table:table-cell table:style-name="ce161" office:value-type="string" calcext:value-type="string">
            <text:p>Elke gemeente is eigenaar van de stemlokalendata in haar eigen gemeente</text:p>
          </table:table-cell>
          <table:table-cell table:style-name="ce114"/>
          <table:table-cell table:style-name="ce140" table:number-columns-repeated="3"/>
          <table:table-cell table:style-name="ce114"/>
          <table:table-cell table:style-name="ce140" table:number-columns-repeated="8"/>
          <table:table-cell table:number-columns-repeated="1006"/>
        </table:table-row>
        <table:table-row table:style-name="ro1">
          <table:table-cell table:style-name="ce153" office:value-type="string" calcext:value-type="string">
            <text:p>Doel</text:p>
          </table:table-cell>
          <table:table-cell table:style-name="ce156" office:value-type="string" calcext:value-type="string">
            <text:p>ja</text:p>
          </table:table-cell>
          <table:table-cell table:style-name="ce158" office:value-type="string" calcext:value-type="string">
            <text:p>Invoer is "vast"</text:p>
          </table:table-cell>
          <table:table-cell table:style-name="ce162" office:value-type="string" calcext:value-type="string">
            <text:p>tekst</text:p>
          </table:table-cell>
          <table:table-cell table:style-name="ce162" office:value-type="string" calcext:value-type="string">
            <text:p>Om het verkiezingsproces toegankelijk te maken voor de kiesgerechtigden</text:p>
          </table:table-cell>
          <table:table-cell table:style-name="ce140" table:number-columns-repeated="4"/>
          <table:table-cell table:style-name="ce114"/>
          <table:table-cell table:style-name="ce140" table:number-columns-repeated="8"/>
          <table:table-cell table:number-columns-repeated="1006"/>
        </table:table-row>
        <table:table-row table:style-name="ro1">
          <table:table-cell table:style-name="ce153" office:value-type="string" calcext:value-type="string">
            <text:p>Mogelijkheden</text:p>
          </table:table-cell>
          <table:table-cell table:style-name="ce156" office:value-type="string" calcext:value-type="string">
            <text:p>nee</text:p>
          </table:table-cell>
          <table:table-cell table:style-name="ce158" office:value-type="string" calcext:value-type="string">
            <text:p>Invoer is "vast"</text:p>
          </table:table-cell>
          <table:table-cell table:style-name="ce162" office:value-type="string" calcext:value-type="string">
            <text:p>tekst</text:p>
          </table:table-cell>
          <table:table-cell table:style-name="ce162" office:value-type="string" calcext:value-type="string">
            <text:p>Hergebruik; Het bestand is onder andere bruikbaar voor het maken van visualisaties en analyses</text:p>
          </table:table-cell>
          <table:table-cell table:style-name="ce140" table:number-columns-repeated="4"/>
          <table:table-cell table:style-name="ce114"/>
          <table:table-cell table:style-name="ce140" table:number-columns-repeated="8"/>
          <table:table-cell table:number-columns-repeated="1006"/>
        </table:table-row>
        <table:table-row table:style-name="ro1">
          <table:table-cell table:style-name="ce153" office:value-type="string" calcext:value-type="string">
            <text:p>Beperkingen</text:p>
          </table:table-cell>
          <table:table-cell table:style-name="ce156" office:value-type="string" calcext:value-type="string">
            <text:p>nee</text:p>
          </table:table-cell>
          <table:table-cell table:style-name="ce158" office:value-type="string" calcext:value-type="string">
            <text:p>Invoer is "vast"</text:p>
          </table:table-cell>
          <table:table-cell table:style-name="ce162" office:value-type="string" calcext:value-type="string">
            <text:p>tekst</text:p>
          </table:table-cell>
          <table:table-cell table:style-name="ce162" office:value-type="string" calcext:value-type="string">
            <text:p>Geen, de gegevens zijn openbaar en zonder restricties beschikbaar voor hergebruik</text:p>
          </table:table-cell>
          <table:table-cell table:style-name="ce140" table:number-columns-repeated="4"/>
          <table:table-cell table:style-name="ce114"/>
          <table:table-cell table:style-name="ce140" table:number-columns-repeated="8"/>
          <table:table-cell table:number-columns-repeated="1006"/>
        </table:table-row>
        <table:table-row table:style-name="ro2">
          <table:table-cell table:style-name="ce153" office:value-type="string" calcext:value-type="string">
            <text:p>Tags</text:p>
          </table:table-cell>
          <table:table-cell table:style-name="ce155" office:value-type="string" calcext:value-type="string">
            <text:p>nee</text:p>
          </table:table-cell>
          <table:table-cell table:style-name="ce114" office:value-type="string" calcext:value-type="string">
            <text:p>&lt;aard van de verkiezing&gt;: keuze uit 'Tweede Kamerverkiezingen', 'gemeenteraadsverkiezingen', 'Provinciale Statenverkiezingen', 'referendum', 'eilandsraadsverkiezingen', 'kiescollegeverkiezingen', 'Europese Parlementsverkiezingen', 'waterschapsverkiezingen', 'verkiezingen gebiedscommissies en wijkraden' en 'verkiezingen stadsdeelcommissies'</text:p>
          </table:table-cell>
          <table:table-cell table:style-name="ce159" office:value-type="string" calcext:value-type="string">
            <text:p>verkiezingen, stembureaus, overheid, democratie, stemmen, kiesdistrict, &lt;aard van de verkiezing&gt;</text:p>
          </table:table-cell>
          <table:table-cell table:style-name="ce141" office:value-type="string" calcext:value-type="string">
            <text:p>verkiezingen, stembureaus, overheid, democratie, stemmen, kiesdistrict, gemeenteraadsverkiezingen</text:p>
          </table:table-cell>
          <table:table-cell table:style-name="ce114"/>
          <table:table-cell table:style-name="ce140"/>
          <table:table-cell table:style-name="ce114"/>
          <table:table-cell table:style-name="ce140" table:number-columns-repeated="10"/>
          <table:table-cell table:number-columns-repeated="1006"/>
        </table:table-row>
        <table:table-row table:style-name="ro1">
          <table:table-cell table:style-name="ce153" office:value-type="string" calcext:value-type="string">
            <text:p>Thema</text:p>
          </table:table-cell>
          <table:table-cell table:style-name="ce156" office:value-type="string" calcext:value-type="string">
            <text:p>ja</text:p>
          </table:table-cell>
          <table:table-cell table:style-name="ce158" office:value-type="string" calcext:value-type="string">
            <text:p>Invoer is "vast"</text:p>
          </table:table-cell>
          <table:table-cell table:style-name="ce162"/>
          <table:table-cell table:style-name="ce162" office:value-type="string" calcext:value-type="string">
            <text:p>Bestuur</text:p>
          </table:table-cell>
          <table:table-cell table:style-name="ce140" table:number-columns-repeated="13"/>
          <table:table-cell table:number-columns-repeated="1006"/>
        </table:table-row>
        <table:table-row table:style-name="ro1">
          <table:table-cell table:style-name="ce153" office:value-type="string" calcext:value-type="string">
            <text:p>Geografie</text:p>
          </table:table-cell>
          <table:table-cell table:style-name="ce156" office:value-type="string" calcext:value-type="string">
            <text:p>ja</text:p>
          </table:table-cell>
          <table:table-cell table:style-name="ce158" office:value-type="string" calcext:value-type="string">
            <text:p>Invoer is "vast"</text:p>
          </table:table-cell>
          <table:table-cell table:style-name="ce162"/>
          <table:table-cell table:style-name="ce162" office:value-type="string" calcext:value-type="string">
            <text:p>Puntobject</text:p>
          </table:table-cell>
          <table:table-cell table:style-name="ce157"/>
          <table:table-cell table:style-name="ce140"/>
          <table:table-cell table:style-name="ce114"/>
          <table:table-cell table:style-name="ce140" table:number-columns-repeated="10"/>
          <table:table-cell table:number-columns-repeated="1006"/>
        </table:table-row>
        <table:table-row table:style-name="ro3">
          <table:table-cell table:style-name="ce153" office:value-type="string" calcext:value-type="string">
            <text:p>Geografisch gebied</text:p>
          </table:table-cell>
          <table:table-cell table:style-name="ce155" office:value-type="string" calcext:value-type="string">
            <text:p>nee</text:p>
          </table:table-cell>
          <table:table-cell table:style-name="ce159" office:value-type="string" calcext:value-type="string">
            <text:p>&lt;gebied&gt;: afhankelijk van de verkiezing, keuze uit</text:p>
            <text:p>– 'Nederland' voor Tweede Kamerverkiezingen, Europese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159" office:value-type="string" calcext:value-type="string">
            <text:p>&lt;gebied&gt;</text:p>
          </table:table-cell>
          <table:table-cell table:style-name="ce141" office:value-type="string" calcext:value-type="string">
            <text:p>Europees Nederland</text:p>
          </table:table-cell>
          <table:table-cell table:style-name="ce114"/>
          <table:table-cell table:style-name="ce140" table:number-columns-repeated="3"/>
          <table:table-cell table:style-name="ce114"/>
          <table:table-cell table:style-name="ce140" table:number-columns-repeated="8"/>
          <table:table-cell table:number-columns-repeated="1006"/>
        </table:table-row>
        <table:table-row table:style-name="ro1">
          <table:table-cell table:style-name="ce153" office:value-type="string" calcext:value-type="string">
            <text:p>Datum publicatie</text:p>
          </table:table-cell>
          <table:table-cell table:style-name="ce155" office:value-type="string" calcext:value-type="string">
            <text:p>ja</text:p>
          </table:table-cell>
          <table:table-cell table:style-name="ce159" office:value-type="string" calcext:value-type="string">
            <text:p>Datum en tijdstip van de publicatie de dataset, weergegeven als ISO 8601 https://nl.wikipedia.org/wiki/ISO_8601</text:p>
          </table:table-cell>
          <table:table-cell table:style-name="ce159" office:value-type="string" calcext:value-type="string">
            <text:p>YYYY-MM-DDTHH:MM:SS+-HH:MM</text:p>
          </table:table-cell>
          <table:table-cell table:style-name="ce165" office:value-type="string" calcext:value-type="string">
            <text:p>2023-09-16T13:05:23+01:00</text:p>
          </table:table-cell>
          <table:table-cell table:style-name="ce140" table:number-columns-repeated="4"/>
          <table:table-cell table:style-name="ce114"/>
          <table:table-cell table:style-name="ce140" table:number-columns-repeated="8"/>
          <table:table-cell table:number-columns-repeated="1006"/>
        </table:table-row>
        <table:table-row table:style-name="ro11">
          <table:table-cell table:style-name="ce153" office:value-type="string" calcext:value-type="string">
            <text:p>Relatie / gebruik andere standaarden</text:p>
          </table:table-cell>
          <table:table-cell table:style-name="ce156" office:value-type="string" calcext:value-type="string">
            <text:p>nee</text:p>
          </table:table-cell>
          <table:table-cell table:style-name="ce158" office:value-type="string" calcext:value-type="string">
            <text:p>Invoer is "vast"</text:p>
          </table:table-cell>
          <table:table-cell table:style-name="ce163"/>
          <table:table-cell table:style-name="ce163" office:value-type="string" calcext:value-type="string">
            <text:p>Election Markup Language (EML) relatie richting uitslagen</text:p>
          </table:table-cell>
          <table:table-cell table:style-name="ce140"/>
          <table:table-cell table:style-name="ce114" table:number-columns-repeated="2"/>
          <table:table-cell table:style-name="ce140" table:number-columns-repeated="10"/>
          <table:table-cell table:number-columns-repeated="1006"/>
        </table:table-row>
        <table:table-row table:style-name="ro1">
          <table:table-cell table:style-name="ce153" office:value-type="string" calcext:value-type="string">
            <text:p>Periode</text:p>
          </table:table-cell>
          <table:table-cell table:style-name="ce155" office:value-type="string" calcext:value-type="string">
            <text:p>nee</text:p>
          </table:table-cell>
          <table:table-cell table:style-name="ce159" office:value-type="string" calcext:value-type="string">
            <text:p>Datum van de verkiezing</text:p>
          </table:table-cell>
          <table:table-cell table:style-name="ce159" office:value-type="string" calcext:value-type="string">
            <text:p>YYYY-MM-DD</text:p>
          </table:table-cell>
          <table:table-cell table:style-name="ce166" office:value-type="string" calcext:value-type="string">
            <text:p>2023-11-22</text:p>
          </table:table-cell>
          <table:table-cell table:style-name="ce140"/>
          <table:table-cell table:style-name="ce114"/>
          <table:table-cell table:style-name="ce167"/>
          <table:table-cell table:style-name="ce140"/>
          <table:table-cell table:style-name="ce114"/>
          <table:table-cell table:style-name="ce140" table:number-columns-repeated="8"/>
          <table:table-cell table:number-columns-repeated="1006"/>
        </table:table-row>
        <table:table-row table:style-name="ro11">
          <table:table-cell table:style-name="ce153" office:value-type="string" calcext:value-type="string">
            <text:p>Update frequentie</text:p>
          </table:table-cell>
          <table:table-cell table:style-name="ce155" office:value-type="string" calcext:value-type="string">
            <text:p>ja</text:p>
          </table:table-cell>
          <table:table-cell table:style-name="ce159" office:value-type="string" calcext:value-type="string">
            <text:p>&lt;datum verkiezing&gt;: in format zoals '22 november 2023'</text:p>
          </table:table-cell>
          <table:table-cell table:style-name="ce145" office:value-type="string" calcext:value-type="string">
            <text:p>Incidenteel tot en met &lt;datum verkiezing&gt; (uiterste bekendmaking van stembureaus is 4 dagen voor de verkiezing)</text:p>
          </table:table-cell>
          <table:table-cell table:style-name="ce145" office:value-type="string" calcext:value-type="string">
            <text:p>Incidenteel tot en met 22 november 2023 (uiterste bekendmaking van stembureaus is 4 dagen voor de verkiezingen)</text:p>
          </table:table-cell>
          <table:table-cell table:style-name="ce140" table:number-columns-repeated="2"/>
          <table:table-cell table:style-name="ce167"/>
          <table:table-cell table:style-name="ce140"/>
          <table:table-cell table:style-name="ce114"/>
          <table:table-cell table:style-name="ce140" table:number-columns-repeated="8"/>
          <table:table-cell table:number-columns-repeated="1006"/>
        </table:table-row>
        <table:table-row table:style-name="ro11">
          <table:table-cell table:style-name="ce153" office:value-type="string" calcext:value-type="string">
            <text:p>Wijzigings datum</text:p>
          </table:table-cell>
          <table:table-cell table:style-name="ce155" office:value-type="string" calcext:value-type="string">
            <text:p>ja</text:p>
          </table:table-cell>
          <table:table-cell table:style-name="ce159" office:value-type="string" calcext:value-type="string">
            <text:p>Datum en tijdstip van de laatste wijziging van de dataset, weergegeven als ISO 8601 https://nl.wikipedia.org/wiki/ISO_8601</text:p>
          </table:table-cell>
          <table:table-cell table:style-name="ce159" office:value-type="string" calcext:value-type="string">
            <text:p>YYYY-MM-DDTHH:MM:SS+-HH:MM</text:p>
          </table:table-cell>
          <table:table-cell table:style-name="ce165" office:value-type="string" calcext:value-type="string">
            <text:p>2023-09-16T13:05:23+01:00</text:p>
          </table:table-cell>
          <table:table-cell table:style-name="ce140" table:number-columns-repeated="2"/>
          <table:table-cell table:style-name="ce167"/>
          <table:table-cell table:style-name="ce140"/>
          <table:table-cell table:style-name="ce114"/>
          <table:table-cell table:style-name="ce140" table:number-columns-repeated="8"/>
          <table:table-cell table:number-columns-repeated="1006"/>
        </table:table-row>
        <table:table-row table:style-name="ro1">
          <table:table-cell table:style-name="ce153" office:value-type="string" calcext:value-type="string">
            <text:p>Licentie</text:p>
          </table:table-cell>
          <table:table-cell table:style-name="ce156" office:value-type="string" calcext:value-type="string">
            <text:p>ja</text:p>
          </table:table-cell>
          <table:table-cell table:style-name="ce158" office:value-type="string" calcext:value-type="string">
            <text:p>Invoer is "vast"</text:p>
          </table:table-cell>
          <table:table-cell table:style-name="ce164"/>
          <table:table-cell table:style-name="ce164" office:value-type="string" calcext:value-type="string">
            <text:p>CC0, https://creativecommons.org/publicdomain/zero/1.0/deed.nl</text:p>
          </table:table-cell>
          <table:table-cell table:style-name="ce157"/>
          <table:table-cell table:style-name="ce140"/>
          <table:table-cell table:style-name="ce167"/>
          <table:table-cell table:style-name="ce140"/>
          <table:table-cell table:style-name="ce114"/>
          <table:table-cell table:style-name="ce140" table:number-columns-repeated="8"/>
          <table:table-cell table:number-columns-repeated="1006"/>
        </table:table-row>
        <table:table-row table:style-name="ro11">
          <table:table-cell table:style-name="ce153" office:value-type="string" calcext:value-type="string">
            <text:p>Toegepaste standaarden</text:p>
          </table:table-cell>
          <table:table-cell table:style-name="ce156" office:value-type="string" calcext:value-type="string">
            <text:p>nee</text:p>
          </table:table-cell>
          <table:table-cell table:style-name="ce158" office:value-type="string" calcext:value-type="string">
            <text:p>Vermeld de standaard die gebruikt wordt voor de attributen (als dat het geval is).</text:p>
            <text:p>Invoer is "vast"</text:p>
          </table:table-cell>
          <table:table-cell table:style-name="ce163"/>
          <table:table-cell table:style-name="ce161" office:value-type="string" calcext:value-type="string">
            <text:p>Stembureaus ODS 1.5</text:p>
          </table:table-cell>
          <table:table-cell table:style-name="ce140"/>
          <table:table-cell table:style-name="ce114" table:number-columns-repeated="2"/>
          <table:table-cell table:style-name="ce140"/>
          <table:table-cell table:style-name="ce114"/>
          <table:table-cell table:style-name="ce140" table:number-columns-repeated="8"/>
          <table:table-cell table:number-columns-repeated="1006"/>
        </table:table-row>
        <table:table-row table:style-name="ro9">
          <table:table-cell table:style-name="ce153" office:value-type="string" calcext:value-type="string">
            <text:p>Status</text:p>
          </table:table-cell>
          <table:table-cell table:style-name="ce155" office:value-type="string" calcext:value-type="string">
            <text:p>nee</text:p>
          </table:table-cell>
          <table:table-cell table:style-name="ce159" office:value-type="string" calcext:value-type="string">
            <text:p>&lt;status&gt;: keuze uit</text:p>
            <text:p>– Volledig</text:p>
            <text:p>– Verouderd</text:p>
            <text:p>– In ontwikkeling</text:p>
            <text:p>– Teruggetrokken</text:p>
          </table:table-cell>
          <table:table-cell table:style-name="ce141" office:value-type="string" calcext:value-type="string">
            <text:p>&lt;status&gt;</text:p>
          </table:table-cell>
          <table:table-cell table:style-name="ce141" office:value-type="string" calcext:value-type="string">
            <text:p>In ontwikkeling</text:p>
          </table:table-cell>
          <table:table-cell table:style-name="ce140" table:number-columns-repeated="4"/>
          <table:table-cell table:style-name="ce114"/>
          <table:table-cell table:style-name="ce140" table:number-columns-repeated="8"/>
          <table:table-cell table:number-columns-repeated="1006"/>
        </table:table-row>
        <table:table-row table:style-name="ro1">
          <table:table-cell table:style-name="ce121" office:value-type="string" calcext:value-type="string">
            <text:p>Beschikbare formaten</text:p>
          </table:table-cell>
          <table:table-cell office:value-type="string" calcext:value-type="string">
            <text:p>ja</text:p>
          </table:table-cell>
          <table:table-cell table:style-name="ce160"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Bestandsformaten" table:style-name="ta4">
        <office:forms form:automatic-focus="false" form:apply-design-mode="false"/>
        <table:table-column table:style-name="co16" table:default-cell-style-name="ce117"/>
        <table:table-column table:style-name="co17" table:number-columns-repeated="1023" table:default-cell-style-name="Default"/>
        <table:table-row table:style-name="ro2">
          <table:table-cell table:style-name="ce168" office:value-type="string" calcext:value-type="string">
            <text:p>De standaard is beschreven als platte tabel, zodat de data op te slaan is als CSV- of spreadsheet-bestand. De standaard bevat echter soms geneste informatie. Daar wordt mee omgegaan door informatie te dupliceren over meerdere kolommen (zie bv. de ‘Openingstijd’- en ‘Sluitingstijd’-attributen). JSON-bestanden zijn iets complexer, maar kunnen beter omgaan met geneste informatie. De in deze standaard beschreven informatie kan daarom ook als JSON-bestand opgeslagen worden. Hieronder staat een voorbeeld van hoe dit eruit ziet voor de attributen (de metadata spreekt voor zich aangezien daar geen geneste informatie in voorkomt). Meerdere locaties worden dan ondergebracht onder de lijst ‘Locaties’ en meerdere openingstijden onder de lijst ‘Openingstijden’.</text:p>
          </table:table-cell>
          <table:table-cell table:number-columns-repeated="1023"/>
        </table:table-row>
        <table:table-row table:style-name="ro14">
          <table:table-cell table:number-columns-repeated="1024"/>
        </table:table-row>
        <table:table-row table:style-name="ro15">
          <table:table-cell table:style-name="ce169" office:value-type="string" calcext:value-type="string">
            <text:p>[</text:p>
            <text:p>  {</text:p>
            <text:p>    "Gemeente": "'s-Gravenhage",</text:p>
            <text:p>    "CBS gemeentecode": "GM0518",</text:p>
            <text:p>    "Nummer stembureau": 517,</text:p>
            <text:p>    "Naam stembureau": "Stadhuis",</text:p>
            <text:p><text:span text:style-name="T15">    "Type stembureau": "regulier",</text:span></text:p>
            <text:p>    "Locaties": [</text:p>
            <text:p>        {</text:p>
            <text:p>            "Gebruiksdoel van het gebouw": "Kantoor",</text:p>
            <text:p>            "Website locatie": "https://www.denhaag.nl/nl/bestuur-en-organisatie/contact-met-de-gemeente/stadhuis-den-haag.htm",</text:p>
            <text:p><text:span text:style-name="T15">            "Wijknaam": "Centrum",</text:span></text:p>
            <text:p><text:span text:style-name="T15">            "CBS Wijknummer": "WK051828",</text:span></text:p>
            <text:p><text:span text:style-name="T15">            "Buurtnaam": "Kortenbos",</text:span></text:p>
            <text:p><text:span text:style-name="T15">            "CBS Buurtnummer": "BU05182811",</text:span></text:p>
            <text:p>            "BAG Nummeraanduiding ID": "0518200000747446",</text:p>
            <text:p>            "Straatnaam": "Spui",</text:p>
            <text:p>            "Huisnummer": "70",</text:p>
            <text:p>            "Huisletter": "",</text:p>
            <text:p>            "Huisnummertoevoeging": "",</text:p>
            <text:p>            "Postcode": "2511 BT",</text:p>
            <text:p>            "Plaats": "'s-Gravenhage",</text:p>
            <text:p>            "Extra adresaanduiding": "Ingang aan achterkant gebouw",</text:p>
            <text:p>            "X": 81611,</text:p>
            <text:p><text:span text:style-name="T15">            "Y": 454909</text:span>,</text:p>
            <text:p>            "Latitude": 52.0775912,</text:p>
            <text:p>            "Longitude": 4.3166395,</text:p>
            <text:p>            "Openingstijden": [</text:p>
            <text:p>                {"Openingstijd": "2023-11-22T10:00:00", "Sluitingstijd": "2023-11-22T13:00:00"},</text:p>
            <text:p>                {"Openingstijd": "2023-11-22T14:00:00", "Sluitingstijd": "2023-11-22T21:00:00"},</text:p>
            <text:p>                ...</text:p>
            <text:p>            ],</text:p>
            <text:p>            "Toegankelijk voor mensen met een lichamelijke beperking": "ja",</text:p>
            <text:p><text:span text:style-name="T15">            "Toegankelijke ov-halte": "binnen 100 meter, rolstoeltoegankelijk, geleidelijnen",</text:span></text:p>
            <text:p>            "Akoestiek geschikt voor slechthorenden": "nee",</text:p>
            <text:p>            "Auditieve hulpmiddelen": "gebarentolk, schrijftolk",</text:p>
            <text:p>            "Visuele hulpmiddelen": "stemmal, soundbox, vrijwilliger/host aanwezig, geleidelijnen",</text:p>
            <text:p>            "Gehandicaptentoilet": "ja",</text:p>
            <text:p><text:span text:style-name="T15">            "Extra toegankelijkheidsinformatie": "prikkelarm stembureau, stembureau is volledig toegankelijk voor mensen met een lichamelijke beperking er is echter geen gehandicaptenparkeerplaats",</text:span></text:p>
            <text:p><text:span text:style-name="T15">            "Tellocatie": "ja"</text:span></text:p>
            <text:p>        },</text:p>
            <text:p>        ...</text:p>
            <text:p>    ],</text:p>
            <text:p>    "Kieskring ID": "1",</text:p>
            <text:p>    "Hoofdstembureau": "'s-Gravenhage",</text:p>
            <text:p>    "Contactgegevens gemeente": "Unit Verkiezingen, verkiezingen@denhaag.nl 070-3534488 Gemeente Den Haag Publiekszaken/Unit Verkiezingen Postbus 84008 2508 AA Den Haag",</text:p>
            <text:p><text:span text:style-name="T15">    "Verkiezingswebsite gemeente": "https://www.stembureausindenhaag.nl/</text:span>",</text:p>
            <text:p><text:span text:style-name="T15">    "Verkiezingen": "waterschapsverkiezingen voor Delfland"</text:span></text:p>
            <text:p>  },</text:p>
            <text:p>  ...</text:p>
            <text:p>]</text:p>
          </table:table-cell>
          <table:table-cell table:number-columns-repeated="1023"/>
        </table:table-row>
        <table:table-row table:style-name="ro14" table:number-rows-repeated="1048572">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nl" fo:country="N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time-style style:name="N158">
      <number:minutes number:style="long"/>
      <number:text>:</number:text>
      <number:seconds number:style="long" number:decimal-places="1"/>
    </number:time-style>
    <number:time-style style:name="N156" number:truncate-on-overflow="false">
      <number:hours/>
      <number:text>:</number:text>
      <number:minutes number:style="long"/>
      <number:text>:</number:text>
      <number:seconds number:style="long"/>
    </number:time-style>
    <number:time-style style:name="N148">
      <number:hours/>
      <number:text>:</number:text>
      <number:minutes number:style="long"/>
    </number:time-style>
    <number:date-style style:name="N122">
      <number:month/>
      <number:text>/</number:text>
      <number:day/>
      <number:text>/</number:text>
      <number:year number:style="long"/>
      <number:text> </number:text>
      <number:hours/>
      <number:text>:</number:text>
      <number:minutes number:style="long"/>
    </number:date-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currency-style style:name="N152P0" style:volatile="true">
      <number:currency-symbol/>
      <number:fill-character> </number:fill-character>
      <number:number number:decimal-places="2" number:min-decimal-places="2" number:min-integer-digits="1" number:grouping="true"/>
      <number:text> </number:text>
    </number:currency-style>
    <number:currency-style style:name="N152P1" style:volatile="true">
      <number:currency-symbol/>
      <number:fill-character> </number:fill-character>
      <number:text>(</number:text>
      <number:number number:decimal-places="2" number:min-decimal-places="2" number:min-integer-digits="1" number:grouping="true"/>
      <number:text>)</number:text>
    </number:currency-style>
    <number:currency-style style:name="N152P2" style:volatile="true">
      <number:currency-symbol/>
      <number:fill-character> </number:fill-character>
      <number:text>-</number:text>
      <number:number number:decimal-places="0" number:min-decimal-places="0" number:min-integer-digits="0"/>
      <number:text> </number:text>
    </number:currency-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23">
      <number:hours/>
      <number:text>:</number:text>
      <number:minutes number:style="long"/>
      <number:text>:</number:text>
      <number:seconds number:style="long"/>
    </number:time-style>
    <number:date-style style:name="N153">
      <number:day/>
      <number:text>-</number:text>
      <number:month number:textual="true"/>
    </number:date-style>
    <number:time-style style:name="N124">
      <number:hours/>
      <number:text>:</number:text>
      <number:minutes number:style="long"/>
      <number:text>:</number:text>
      <number:seconds number:style="long"/>
      <number:text> </number:text>
      <number:am-pm/>
    </number:time-style>
    <number:time-style style:name="N154">
      <number:minutes number:style="long"/>
      <number:text>:</number:text>
      <number:seconds number:style="long"/>
    </number:time-style>
    <number:time-style style:name="N125">
      <number:hours/>
      <number:text>:</number:text>
      <number:minutes number:style="long"/>
      <number:text> </number:text>
      <number:am-pm/>
    </number:time-style>
    <number:date-style style:name="N155">
      <number:day/>
      <number:text>-</number:text>
      <number:month number:textual="true"/>
      <number:text>-</number:text>
      <number:year/>
    </number:date-style>
    <number:date-style style:name="N126">
      <number:month number:textual="true"/>
      <number:text>-</number:text>
      <number:year/>
    </number:date-style>
    <number:number-style style:name="N139P0" style:volatile="true">
      <number:text> </number:text>
      <number:fill-character> </number:fill-character>
      <number:number number:decimal-places="0" number:min-decimal-places="0" number:min-integer-digits="1" number:grouping="true"/>
      <number:text> </number:text>
    </number:number-style>
    <number:number-style style:name="N139P1" style:volatile="true">
      <number:text> </number:text>
      <number:fill-character> </number:fill-character>
      <number:text>(</number:text>
      <number:number number:decimal-places="0" number:min-decimal-places="0" number:min-integer-digits="1" number:grouping="true"/>
      <number:text>)</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57">
      <number:month/>
      <number:text>/</number:text>
      <number:day/>
      <number:text>/</number:text>
      <number:year number:style="long"/>
    </number:date-style>
    <number:currency-style style:name="N128P0" style:volatile="true">
      <number:currency-symbol/>
      <number:number number:decimal-places="2" number:min-decimal-places="2" number:min-integer-digits="1" number:grouping="true"/>
      <number:text> </number:text>
    </number:currency-style>
    <number:currency-style style:name="N128">
      <number:text>(</number:text>
      <number:currency-symbol/>
      <number:number number:decimal-places="2" number:min-decimal-places="2" number:min-integer-digits="1" number:grouping="true"/>
      <number:text>)</number:text>
      <style:map style:condition="value()&gt;=0" style:apply-style-name="N128P0"/>
    </number:currency-style>
    <number:currency-style style:name="N159P0" style:volatile="true">
      <number:currency-symbol/>
      <number:number number:decimal-places="2" number:min-decimal-places="2" number:min-integer-digits="1" number:grouping="true"/>
      <number:text> </number:text>
    </number:currency-style>
    <number:currency-style style:name="N159">
      <style:text-properties fo:color="#ff0000"/>
      <number:text>(</number:text>
      <number:currency-symbol/>
      <number:number number:decimal-places="2" number:min-decimal-places="2" number:min-integer-digits="1" number:grouping="true"/>
      <number:text>)</number:text>
      <style:map style:condition="value()&gt;=0" style:apply-style-name="N159P0"/>
    </number:currency-style>
    <number:currency-style style:name="N130P0" style:volatile="true">
      <number:currency-symbol/>
      <number:number number:decimal-places="0" number:min-decimal-places="0" number:min-integer-digits="1" number:grouping="true"/>
      <number:text>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43P0" style:volatile="true">
      <number:currency-symbol/>
      <number:fill-character> </number:fill-character>
      <number:number number:decimal-places="0" number:min-decimal-places="0" number:min-integer-digits="1" number:grouping="true"/>
      <number:text> </number:text>
    </number:currency-style>
    <number:currency-style style:name="N143P1" style:volatile="true">
      <number:currency-symbol/>
      <number:fill-character> </number:fill-character>
      <number:text>(</number:text>
      <number:number number:decimal-places="0" number:min-decimal-places="0" number:min-integer-digits="1" number:grouping="true"/>
      <number:text>)</number:text>
    </number:currency-style>
    <number:currency-style style:name="N143P2" style:volatile="true">
      <number:currency-symbol/>
      <number:fill-character> </number:fill-character>
      <number:text>- </number:text>
    </number:currency-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60">
      <number:scientific-number number:decimal-places="1" number:min-decimal-places="1" number:min-integer-digits="1" number:min-exponent-digits="1" number:exponent-interval="3" number:forced-exponent-sign="true"/>
    </number:number-style>
    <number:currency-style style:name="N131P0" style:volatile="true">
      <number:currency-symbol/>
      <number:number number:decimal-places="0" number:min-decimal-places="0" number:min-integer-digits="1" number:grouping="true"/>
      <number:text> </number:text>
    </number:currency-style>
    <number:currency-style style:name="N131">
      <number:text>(</number:text>
      <number:currency-symbol/>
      <number:number number:decimal-places="0" number:min-decimal-places="0" number:min-integer-digits="1" number:grouping="true"/>
      <number:text>)</number:text>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47P0" style:volatile="true">
      <number:text> </number:text>
      <number:fill-character> </number:fill-character>
      <number:number number:decimal-places="2" number:min-decimal-places="2" number:min-integer-digits="1" number:grouping="true"/>
      <number:text> </number:text>
    </number:number-style>
    <number:number-style style:name="N147P1" style:volatile="true">
      <number:text> </number:text>
      <number:fill-character> </number:fill-character>
      <number:text>(</number:text>
      <number:number number:decimal-places="2" number:min-decimal-places="2" number:min-integer-digits="1" number:grouping="true"/>
      <number:text>)</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1" style:display-name="Heading 1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Result_20_22" style:display-name="Result 2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2">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Bestandsformaten" style:display-name="PageStyle_Bestandsformaten"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Toelichting" style:display-name="PageStyle_Toelichting" style:page-layout-name="Mpm2">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1">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Attributen" style:display-name="PageStyle_Attribute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8T10:35:44</meta:creation-date>
    <meta:initial-creator>Sander Bakker</meta:initial-creator>
    <dc:language>en-US</dc:language>
    <meta:print-date>2017-09-13T09:13:21</meta:print-date>
    <dc:date>2023-08-29T12:53:32.361783875</dc:date>
    <meta:editing-cycles>88</meta:editing-cycles>
    <meta:editing-duration>P7DT19H2M51S</meta:editing-duration>
    <meta:generator>LibreOffice/7.3.7.2$Linux_X86_64 LibreOffice_project/30$Build-2</meta:generator>
    <meta:document-statistic meta:table-count="4" meta:cell-count="289" meta:object-count="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